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obe Garamond Pro" svg:font-family="'Adobe Garamond Pro'" style:font-family-generic="roman"/>
    <style:font-face style:name="Adobe Garamond Pro1" svg:font-family="'Adobe Garamond Pro'" style:font-family-generic="system" style:font-pitch="variable"/>
    <style:font-face style:name="Baskerville Old Face" svg:font-family="'Baskerville Old Face'" style:font-family-generic="roman" style:font-pitch="variable"/>
    <style:font-face style:name="Baskerville Old Face1" svg:font-family="'Baskerville Old Fac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haris SIL" svg:font-family="'Charis SIL'" style:font-family-generic="roman" style:font-pitch="variable"/>
    <style:font-face style:name="Charis SIL1" svg:font-family="'Charis SI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Garamond" svg:font-family="Garamond"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宋体" svg:font-family="宋体" style:font-family-generic="system" style:font-pitch="variable"/>
  </office:font-face-decls>
  <office:automatic-styles>
    <style:style style:name="Tableau1" style:family="table">
      <style:table-properties style:width="13.483cm" fo:margin-left="0cm" fo:margin-top="0cm" fo:margin-bottom="0cm" table:align="left" style:writing-mode="lr-tb"/>
    </style:style>
    <style:style style:name="Tableau1.A" style:family="table-column">
      <style:table-column-properties style:column-width="4.24cm"/>
    </style:style>
    <style:style style:name="Tableau1.B" style:family="table-column">
      <style:table-column-properties style:column-width="5.253cm"/>
    </style:style>
    <style:style style:name="Tableau1.C" style:family="table-column">
      <style:table-column-properties style:column-width="3.99cm"/>
    </style:style>
    <style:style style:name="Tableau1.1" style:family="table-row">
      <style:table-row-properties fo:keep-together="auto"/>
    </style:style>
    <style:style style:name="Tableau1.A1" style:family="table-cell">
      <style:table-cell-properties fo:padding-left="0.191cm" fo:padding-right="0.191cm" fo:padding-top="0cm" fo:padding-bottom="0cm" fo:border-left="none" fo:border-right="none" fo:border-top="0.5pt solid #000000" fo:border-bottom="0.5pt solid #000000" style:writing-mode="lr-tb"/>
    </style:style>
    <style:style style:name="Tableau1.A2" style:family="table-cell">
      <style:table-cell-properties fo:padding-left="0.191cm" fo:padding-right="0.191cm" fo:padding-top="0cm" fo:padding-bottom="0cm" fo:border-left="none" fo:border-right="none" fo:border-top="0.5pt solid #000000" fo:border-bottom="none" style:writing-mode="lr-tb"/>
    </style:style>
    <style:style style:name="Tableau1.A3" style:family="table-cell">
      <style:table-cell-properties fo:padding-left="0.191cm" fo:padding-right="0.191cm" fo:padding-top="0cm" fo:padding-bottom="0cm" fo:border="none" style:writing-mode="lr-tb"/>
    </style:style>
    <style:style style:name="Tableau1.A7" style:family="table-cell">
      <style:table-cell-properties fo:padding-left="0.191cm" fo:padding-right="0.191cm" fo:padding-top="0cm" fo:padding-bottom="0cm" fo:border-left="none" fo:border-right="none"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Bibliography">
      <style:paragraph-properties fo:margin-top="0cm" fo:margin-bottom="0.254cm" style:contextual-spacing="false" fo:text-align="justify" style:justify-single-word="false"/>
    </style:style>
    <style:style style:name="P3" style:family="paragraph" style:parent-style-name="Footnote">
      <style:paragraph-properties fo:text-align="justify" style:justify-single-word="false"/>
    </style:style>
    <style:style style:name="P4" style:family="paragraph" style:parent-style-name="Standard">
      <style:paragraph-properties fo:line-height="0.529cm" fo:text-align="justify" style:justify-single-word="false"/>
    </style:style>
    <style:style style:name="P5" style:family="paragraph" style:parent-style-name="Standard">
      <style:paragraph-properties fo:line-height="0.529cm" fo:text-align="justify" style:justify-single-word="false"/>
      <style:text-properties style:font-name="Baskerville Old Face"/>
    </style:style>
    <style:style style:name="P6" style:family="paragraph" style:parent-style-name="Standard">
      <style:paragraph-properties fo:margin-top="0cm" fo:margin-bottom="0cm" style:contextual-spacing="false" fo:line-height="0.529cm" fo:text-align="justify" style:justify-single-word="false"/>
      <style:text-properties style:font-name="Baskerville Old Face"/>
    </style:style>
    <style:style style:name="P7" style:family="paragraph" style:parent-style-name="List_20_Paragraph">
      <style:paragraph-properties fo:line-height="0.494cm" fo:text-align="justify" style:justify-single-word="false"/>
      <style:text-properties style:font-name="Baskerville Old Face"/>
    </style:style>
    <style:style style:name="P8" style:family="paragraph" style:parent-style-name="List_20_Paragraph">
      <style:paragraph-properties fo:line-height="0.494cm" fo:text-align="justify" style:justify-single-word="false" fo:break-before="page"/>
      <style:text-properties style:font-name="Baskerville Old Face"/>
    </style:style>
    <style:style style:name="P9" style:family="paragraph" style:parent-style-name="Standard">
      <style:paragraph-properties fo:margin-left="1.27cm" fo:margin-right="0cm" fo:line-height="0.494cm" fo:text-align="justify" style:justify-single-word="false" fo:text-indent="0cm" style:auto-text-indent="false"/>
      <style:text-properties style:font-name="Baskerville Old Face"/>
    </style:style>
    <style:style style:name="P10" style:family="paragraph" style:parent-style-name="Standard">
      <style:text-properties style:font-name="Baskerville Old Face" fo:font-size="12pt" style:font-size-asian="12pt"/>
    </style:style>
    <style:style style:name="P11" style:family="paragraph" style:parent-style-name="Standard">
      <style:paragraph-properties fo:break-before="page"/>
      <style:text-properties style:font-name="Baskerville Old Face" fo:font-size="12pt" style:font-size-asian="12pt"/>
    </style:style>
    <style:style style:name="P12" style:family="paragraph" style:parent-style-name="Standard">
      <style:paragraph-properties fo:margin-top="0cm" fo:margin-bottom="0cm" style:contextual-spacing="false" fo:line-height="0.529cm" fo:text-align="justify" style:justify-single-word="false"/>
      <style:text-properties style:font-name="Baskerville Old Face" fo:font-size="8pt" style:font-size-asian="8pt"/>
    </style:style>
    <style:style style:name="P13" style:family="paragraph" style:parent-style-name="Standard">
      <style:paragraph-properties fo:margin-top="0cm" fo:margin-bottom="0.212cm" style:contextual-spacing="false" fo:line-height="100%" fo:text-align="justify" style:justify-single-word="false" style:snap-to-layout-grid="false"/>
      <style:text-properties style:font-name="Baskerville Old Face" fo:font-size="6pt" style:font-size-asian="6pt"/>
    </style:style>
    <style:style style:name="P14" style:family="paragraph" style:parent-style-name="Heading_20_1">
      <style:paragraph-properties fo:text-align="center" style:justify-single-word="false"/>
      <style:text-properties style:font-name="Baskerville Old Face" fo:font-size="20pt" style:font-size-asian="20pt"/>
    </style:style>
    <style:style style:name="P15" style:family="paragraph" style:parent-style-name="Bibliography">
      <style:paragraph-properties fo:margin-top="0cm" fo:margin-bottom="0.254cm" style:contextual-spacing="false" fo:text-align="justify" style:justify-single-word="false"/>
      <style:text-properties style:font-name="Baskerville Old Face"/>
    </style:style>
    <style:style style:name="P16" style:family="paragraph" style:parent-style-name="Standard">
      <style:paragraph-properties fo:margin-top="0cm" fo:margin-bottom="0cm" style:contextual-spacing="false" fo:line-height="0.494cm" fo:text-align="justify" style:justify-single-word="false" fo:orphans="2" fo:widows="2"/>
      <style:text-properties style:font-name="Baskerville Old Face" fo:font-size="11pt" fo:language="en" fo:country="GB" style:letter-kerning="false" style:font-name-asian="宋体" style:font-size-asian="11pt" style:language-asian="zh" style:country-asian="CN" style:font-size-complex="11pt" style:language-complex="ar" style:country-complex="SA"/>
    </style:style>
    <style:style style:name="P17" style:family="paragraph" style:parent-style-name="Standard">
      <style:paragraph-properties fo:margin-top="0.423cm" fo:margin-bottom="0.282cm" style:contextual-spacing="false" fo:line-height="0.494cm" fo:text-align="center" style:justify-single-word="false" style:snap-to-layout-grid="false"/>
      <style:text-properties style:font-name="Baskerville Old Face" fo:font-style="italic" style:font-style-asian="italic"/>
    </style:style>
    <style:style style:name="P18" style:family="paragraph" style:parent-style-name="Contents_20_Heading">
      <style:text-properties style:font-name="Baskerville Old Face"/>
    </style:style>
    <style:style style:name="P19" style:family="paragraph" style:parent-style-name="Standard">
      <style:paragraph-properties fo:line-height="0.494cm" fo:text-align="justify" style:justify-single-word="false"/>
    </style:style>
    <style:style style:name="P20" style:family="paragraph" style:parent-style-name="Standard">
      <style:text-properties fo:color="#2e74b5" loext:opacity="100%" style:font-name="Baskerville Old Face" fo:font-size="18pt" style:font-name-asian="宋体" style:font-size-asian="18pt" style:font-size-complex="13pt"/>
    </style:style>
    <style:style style:name="P21" style:family="paragraph" style:parent-style-name="Standard">
      <style:paragraph-properties fo:margin-top="0cm" fo:margin-bottom="0cm" style:contextual-spacing="false" fo:line-height="0.494cm" fo:text-align="justify" style:justify-single-word="false" fo:orphans="2" fo:widows="2"/>
      <style:text-properties style:font-name="Charis SIL" fo:font-size="11pt" fo:language="en" fo:country="GB" style:letter-kerning="false" style:font-name-asian="宋体" style:font-size-asian="11pt" style:language-asian="zh" style:country-asian="CN" style:font-name-complex="Charis SIL1" style:font-size-complex="11pt" style:language-complex="ar" style:country-complex="SA"/>
    </style:style>
    <style:style style:name="P22" style:family="paragraph" style:parent-style-name="Heading_20_1">
      <style:paragraph-properties fo:text-align="center" style:justify-single-word="false" fo:break-before="page"/>
      <style:text-properties style:font-name="Baskerville Old Face"/>
    </style:style>
    <style:style style:name="P23" style:family="paragraph" style:parent-style-name="Heading_20_2" style:list-style-name="WWNum4">
      <style:paragraph-properties fo:margin-left="1.259cm" fo:margin-right="0cm" fo:margin-top="0.071cm" fo:margin-bottom="0.423cm" style:contextual-spacing="false" fo:text-indent="-0.63cm" style:auto-text-indent="false"/>
      <style:text-properties style:font-name="Baskerville Old Face" fo:font-size="18pt" style:font-size-asian="18pt"/>
    </style:style>
    <style:style style:name="P24" style:family="paragraph" style:parent-style-name="Heading_20_3" style:list-style-name="WWNum4">
      <style:paragraph-properties fo:margin-top="0.071cm" fo:margin-bottom="0.212cm" style:contextual-spacing="false"/>
      <style:text-properties style:font-name="Baskerville Old Face" fo:font-size="16pt" style:font-size-asian="16pt"/>
    </style:style>
    <style:style style:name="P25" style:family="paragraph" style:parent-style-name="Heading_20_3" style:list-style-name="WWNum4">
      <style:text-properties style:font-name="Baskerville Old Face"/>
    </style:style>
    <style:style style:name="P26" style:family="paragraph" style:parent-style-name="List_20_Paragraph" style:list-style-name="WWNum2">
      <style:paragraph-properties fo:line-height="0.529cm" fo:text-align="justify" style:justify-single-word="false"/>
    </style:style>
    <style:style style:name="P27" style:family="paragraph" style:parent-style-name="List_20_Paragraph" style:list-style-name="WWNum7">
      <style:paragraph-properties fo:line-height="0.529cm" fo:text-align="justify" style:justify-single-word="false"/>
      <style:text-properties style:font-name="Baskerville Old Face"/>
    </style:style>
    <style:style style:name="P28" style:family="paragraph" style:parent-style-name="List_20_Paragraph" style:list-style-name="WWNum2">
      <style:paragraph-properties fo:line-height="0.529cm" fo:text-align="justify" style:justify-single-word="false"/>
      <style:text-properties style:font-name="Baskerville Old Face" fo:font-style="italic" style:font-style-asian="italic"/>
    </style:style>
    <style:style style:name="P29" style:family="paragraph" style:parent-style-name="Standard" style:master-page-name="First_20_Page">
      <style:paragraph-properties fo:text-align="center" style:justify-single-word="false" style:page-number="auto"/>
    </style:style>
    <style:style style:name="P30" style:family="paragraph" style:parent-style-name="Standard">
      <style:text-properties style:font-name="Baskerville Old Face"/>
    </style:style>
    <style:style style:name="P31" style:family="paragraph" style:parent-style-name="Standard">
      <style:paragraph-properties fo:line-height="0.529cm" fo:text-align="justify" style:justify-single-word="false"/>
      <style:text-properties style:font-name="Baskerville Old Face"/>
    </style:style>
    <style:style style:name="T1" style:family="text">
      <style:text-properties style:font-name="Baskerville Old Face"/>
    </style:style>
    <style:style style:name="T2" style:family="text">
      <style:text-properties style:font-name="Baskerville Old Face" fo:font-style="italic" style:font-style-asian="italic"/>
    </style:style>
    <style:style style:name="T3" style:family="text">
      <style:text-properties style:font-name="Baskerville Old Face" fo:font-style="italic" style:font-style-asian="italic" style:font-style-complex="italic"/>
    </style:style>
    <style:style style:name="T4" style:family="text">
      <style:text-properties style:font-name="Baskerville Old Face" fo:font-style="italic" style:font-style-asian="italic" style:font-name-complex="Baskerville Old Face1" style:font-style-complex="italic"/>
    </style:style>
    <style:style style:name="T5" style:family="text">
      <style:text-properties style:font-name="Baskerville Old Face" fo:font-style="italic" style:font-name-asian="SimSun" style:font-style-asian="italic" style:font-name-complex="SimSun" style:font-style-complex="italic"/>
    </style:style>
    <style:style style:name="T6" style:family="text">
      <style:text-properties style:font-name="Baskerville Old Face" style:font-name-complex="Times New Roman1" style:font-size-complex="12pt"/>
    </style:style>
    <style:style style:name="T7" style:family="text">
      <style:text-properties style:font-name="Baskerville Old Face" style:font-name-complex="Adobe Garamond Pro1"/>
    </style:style>
    <style:style style:name="T8" style:family="text">
      <style:text-properties style:font-name="Baskerville Old Face" style:font-name-complex="Baskerville Old Face1"/>
    </style:style>
    <style:style style:name="T9" style:family="text">
      <style:text-properties style:font-name="Baskerville Old Face" style:font-name-asian="SimSun" style:font-name-complex="SimSun"/>
    </style:style>
    <style:style style:name="T10" style:family="text">
      <style:text-properties style:font-name="Baskerville Old Face" style:font-style-complex="italic"/>
    </style:style>
    <style:style style:name="T11" style:family="text">
      <style:text-properties style:font-name="Charis SIL" style:font-name-complex="Charis SIL1"/>
    </style:style>
    <style:style style:name="T12" style:family="text">
      <style:text-properties style:font-name="Courier New" style:font-name-complex="Courier New1"/>
    </style:style>
    <style:style style:name="T13" style:family="text">
      <style:text-properties style:font-name="Garamond" style:font-name-complex="Courier New1"/>
    </style:style>
    <style:style style:name="T14" style:family="text">
      <style:text-properties style:font-name="Cambria" style:font-name-complex="Cambria1"/>
    </style:style>
    <style:style style:name="T15" style:family="text">
      <style:text-properties style:font-name="Cambria" style:font-name-complex="Cambria1" style:font-size-complex="12pt"/>
    </style:style>
    <style:style style:name="T16" style:family="text">
      <style:text-properties style:font-name="Cambria" style:font-name-asian="SimSun" style:font-name-complex="Cambria1"/>
    </style:style>
    <style:style style:name="T17" style:family="text">
      <style:text-properties style:font-name="Cambria" fo:font-style="italic" style:font-style-asian="italic" style:font-name-complex="Cambria1" style:font-style-complex="italic"/>
    </style:style>
    <style:style style:name="T18" style:family="text">
      <style:text-properties style:font-name="Times New Roman" style:font-name-complex="Times New Roman1"/>
    </style:style>
    <style:style style:name="T19" style:family="text">
      <style:text-properties style:font-name="Times New Roman" fo:font-style="italic" style:font-style-asian="italic" style:font-name-complex="Times New Roman1"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table-of-content text:style-name="Sect1" text:protected="true" text:name="Table des matières1">
        <text:table-of-content-source text:outline-level="3" text:use-index-marks="false">
          <text:index-title-template text:style-name="Contents_20_Heading">




Table of 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8"/>
          </text:index-title>
        </text:index-body>
      </text:table-of-content>
      <text:h text:style-name="P14" text:outline-level="1"><text:bookmark-start text:name="_Toc511572665"/>Introduction<text:bookmark-end text:name="_Toc511572665"/></text:h>
      <text:p text:style-name="P5"/>
      <text:p text:style-name="P5">This introduction is divided into (i) a presentation of the language and the consultants, (ii) a User’s guide (also containing some technical information on the software environment) and (iii) some remarks about the broader research agenda. </text:p>
      <text:p text:style-name="P12"/>
      <text:list xml:id="list958120233" text:style-name="WWNum4">
        <text:list-item>
          <text:h text:style-name="P23" text:outline-level="2"><text:bookmark-start text:name="_Toc511572666"/>Presentation of the language and data<text:bookmark-end text:name="_Toc511572666"/></text:h>
          <text:list>
            <text:list-item>
              <text:h text:style-name="P24" text:outline-level="3"><text:bookmark-start text:name="_Toc511572667"/>The Yongning Na language<text:bookmark-end text:name="_Toc511572667"/></text:h>
            </text:list-item>
          </text:list>
        </text:list-item>
      </text:list>
      <text:p text:style-name="P4"><text:span text:style-name="T1">This dictionary documents the lexicon of the Na language (</text:span><text:span text:style-name="T11">nɑ˩-ʐwɤ˥</text:span><text:span text:style-name="T1">) as spoken in and around the plain of Yongning, located in Southwestern China, at the border between Yunnan and Sichuan, at a latitude of 27°50’ N and a longitude of 100°41’ E. This language is known in China as ‘Mosuo’ 摩梭话. The language’s </text:span><text:span text:style-name="T2">Ethnologue</text:span><text:span text:style-name="T1"> code is </text:span><text:span text:style-name="T12">nru</text:span><text:span text:style-name="T1"> </text:span><field:fieldmark-start text:name="Bookmark" field:type="vnd.oasis.opendocument.field.UNHANDLED"><field:param field:name="vnd.oasis.opendocument.field.code" field:value="ADDIN ZOTERO_ITEM CSL_CITATION {&quot;citationID&quot;:&quot;r9hVDTad&quot;,&quot;properties&quot;:{&quot;formattedCitation&quot;:&quot;(Lewis, Simons &amp; Fennig 2016)&quot;,&quot;plainCitation&quot;:&quot;(Lewis, Simons &amp; Fennig 2016)&quot;,&quot;noteIndex&quot;:0},&quot;citationItems&quot;:[{&quot;id&quot;:2107,&quot;uris&quot;:[&quot;http://zotero.org/users/1210666/items/Z7XVFSET&quot;],&quot;uri&quot;:[&quot;http://zotero.org/users/1210666/items/Z7XVFSET&quot;],&quot;itemData&quot;:{&quot;id&quot;:2107,&quot;type&quot;:&quot;book&quot;,&quot;title&quot;:&quot;Languages of China: an Ethnologue country report&quot;,&quot;collection-number&quot;:&quot;19th edition&quot;,&quot;publisher&quot;:&quot;SIL International&quot;,&quot;publisher-place&quot;:&quot;Dallas&quot;,&quot;number-of-pages&quot;:&quot;217&quot;,&quot;event-place&quot;:&quot;Dallas&quot;,&quot;URL&quot;:&quot;http://www.ethnologue.com/&quot;,&quot;editor&quot;:[{&quot;family&quot;:&quot;Lewis&quot;,&quot;given&quot;:&quot;M. Paul&quot;},{&quot;family&quot;:&quot;Simons&quot;,&quot;given&quot;:&quot;Gary F.&quot;},{&quot;family&quot;:&quot;Fennig&quot;,&quot;given&quot;:&quot;Charles D.&quot;}],&quot;issued&quot;:{&quot;date-parts&quot;:[[&quot;2016&quot;]]}}}],&quot;schema&quot;:&quot;https://github.com/citation-style-language/schema/raw/master/csl-citation.json&quot;}"/></field:fieldmark-start><text:span text:style-name="T1">(Lewis, Simons &amp; Fennig 2016)</text:span><field:fieldmark-end/><text:span text:style-name="T1"> and its </text:span><text:span text:style-name="T2">Glottolog</text:span><text:span text:style-name="T1"> code is </text:span><text:span text:style-name="T12">yong1270</text:span><text:span text:style-name="T13"> </text:span><field:fieldmark-start text:name="Bookmark1" field:type="vnd.oasis.opendocument.field.UNHANDLED"><field:param field:name="vnd.oasis.opendocument.field.code" field:value="ADDIN ZOTERO_ITEM CSL_CITATION {&quot;citationID&quot;:&quot;dBSsjRIV&quot;,&quot;properties&quot;:{&quot;formattedCitation&quot;:&quot;(Nordhoff 2012)&quot;,&quot;plainCitation&quot;:&quot;(Nordhoff 2012)&quot;,&quot;noteIndex&quot;:0},&quot;citationItems&quot;:[{&quot;id&quot;:3743,&quot;uris&quot;:[&quot;http://zotero.org/users/1210666/items/76GTLEDJ&quot;],&quot;uri&quot;:[&quot;http://zotero.org/users/1210666/items/76GTLEDJ&quot;],&quot;itemData&quot;:{&quot;id&quot;:3743,&quot;type&quot;:&quot;chapter&quot;,&quot;title&quot;:&quot;Linked data for linguistic diversity research: Glottolog/langdoc and asjp online&quot;,&quot;container-title&quot;:&quot;Linked Data in linguistics: representing and connecting language data and language metadata&quot;,&quot;publisher&quot;:&quot;Springer&quot;,&quot;publisher-place&quot;:&quot;Berlin&quot;,&quot;page&quot;:&quot;191-200&quot;,&quot;event-place&quot;:&quot;Berlin&quot;,&quot;author&quot;:[{&quot;family&quot;:&quot;Nordhoff&quot;,&quot;given&quot;:&quot;Sebastian&quot;}],&quot;editor&quot;:[{&quot;family&quot;:&quot;Chiarcos&quot;,&quot;given&quot;:&quot;Christian&quot;},{&quot;family&quot;:&quot;Nordhoff&quot;,&quot;given&quot;:&quot;Sebastian&quot;},{&quot;family&quot;:&quot;Hellmann&quot;,&quot;given&quot;:&quot;Sebastian&quot;}],&quot;issued&quot;:{&quot;date-parts&quot;:[[&quot;2012&quot;]]}}}],&quot;schema&quot;:&quot;https://github.com/citation-style-language/schema/raw/master/csl-citation.json&quot;}"/></field:fieldmark-start><text:span text:style-name="T1">(Nordhoff 2012)</text:span><field:fieldmark-end/><text:span text:style-name="T1">. </text:span></text:p>
      <text:p text:style-name="P4"><text:span text:style-name="T1">A review of the literature about Na and the other languages of the Naish group is provided (in Chinese) by </text:span><field:fieldmark-start text:name="Bookmark2" field:type="vnd.oasis.opendocument.field.UNHANDLED"><field:param field:name="vnd.oasis.opendocument.field.code" field:value="ADDIN ZOTERO_ITEM CSL_CITATION {&quot;citationID&quot;:&quot;O2BRV17k&quot;,&quot;properties&quot;:{&quot;formattedCitation&quot;:&quot;(L\\uc0\\u464{} 2015)&quot;,&quot;plainCitation&quot;:&quot;(Lǐ 2015)&quot;,&quot;dontUpdate&quot;:true,&quot;noteIndex&quot;:0},&quot;citationItems&quot;:[{&quot;id&quot;:2882,&quot;uris&quot;:[&quot;http://zotero.org/groups/395957/items/CJ9NQTUE&quot;],&quot;uri&quot;:[&quot;http://zotero.org/groups/395957/items/CJ9NQTUE&quot;],&quot;itemData&quot;:{&quot;id&quot;:2882,&quot;type&quot;:&quot;article-journal&quot;,&quot;title&quot;:&quot;Nàxī yǔyán yánjiū huígù - Jiānlùn yǔyán zài wénhuà yánjiū zhōng de jīchǔ dìwèi 纳西语言研究回顾——兼论语言在文化研究中的基础地位 (A review of Naxi language studies, with a discussion of the fundamental role of cultural studies for linguistic research)&quot;,&quot;container-title&quot;:&quot;Chama Gudao Yanjiu Jikan 茶马古道研究集刊&quot;,&quot;page&quot;:&quot;125-131&quot;,&quot;volume&quot;:&quot;4&quot;,&quot;author&quot;:[{&quot;family&quot;:&quot;Lǐ&quot;,&quot;given&quot;:&quot;Zǐhè 李子鹤&quot;}],&quot;issued&quot;:{&quot;date-parts&quot;:[[&quot;2015&quot;]]}}}],&quot;schema&quot;:&quot;https://github.com/citation-style-language/schema/raw/master/csl-citation.json&quot;}"/></field:fieldmark-start><text:span text:style-name="T6">L</text:span><text:span text:style-name="T15">ǐ</text:span><text:span text:style-name="T6"> (2015)</text:span><field:fieldmark-end/><text:span text:style-name="T1">. For an English-language introduction, see </text:span><field:fieldmark-start text:name="Bookmark3" field:type="vnd.oasis.opendocument.field.UNHANDLED"><field:param field:name="vnd.oasis.opendocument.field.code" field:value="ADDIN ZOTERO_ITEM CSL_CITATION {&quot;citationID&quot;:&quot;Hvi2Lr4w&quot;,&quot;properties&quot;:{&quot;formattedCitation&quot;:&quot;(Michaud, He Limin &amp; Zhong Yaoping 2017)&quot;,&quot;plainCitation&quot;:&quot;(Michaud, He Limin &amp; Zhong Yaoping 2017)&quot;,&quot;dontUpdate&quot;:true,&quot;noteIndex&quot;:0},&quot;citationItems&quot;:[{&quot;id&quot;:2741,&quot;uris&quot;:[&quot;http://zotero.org/groups/395957/items/6KMZ7EBS&quot;],&quot;uri&quot;:[&quot;http://zotero.org/groups/395957/items/6KMZ7EBS&quot;],&quot;itemData&quot;:{&quot;id&quot;:2741,&quot;type&quot;:&quot;chapter&quot;,&quot;title&quot;:&quot;Nàxī 納西 language / Naish languages&quot;,&quot;container-title&quot;:&quot;Encyclopedia of Chinese Language and Linguistics&quot;,&quot;publisher&quot;:&quot;Brill&quot;,&quot;publisher-place&quot;:&quot;Leiden&quot;,&quot;page&quot;:&quot;144-157&quot;,&quot;volume&quot;:&quot;3&quot;,&quot;number-of-volumes&quot;:&quot;5&quot;,&quot;event-place&quot;:&quot;Leiden&quot;,&quot;author&quot;:[{&quot;family&quot;:&quot;Michaud&quot;,&quot;given&quot;:&quot;Alexis&quot;},{&quot;family&quot;:&quot;He Limin&quot;,&quot;given&quot;:&quot;&quot;},{&quot;family&quot;:&quot;Zhong Yaoping&quot;,&quot;given&quot;:&quot;&quot;}],&quot;editor&quot;:[{&quot;family&quot;:&quot;Sybesma&quot;,&quot;given&quot;:&quot;Rint&quot;},{&quot;family&quot;:&quot;Behr&quot;,&quot;given&quot;:&quot;Wolfgang&quot;},{&quot;family&quot;:&quot;Handel&quot;,&quot;given&quot;:&quot;Zev&quot;},{&quot;family&quot;:&quot;Huang&quot;,&quot;given&quot;:&quot;C.T. James&quot;}],&quot;issued&quot;:{&quot;date-parts&quot;:[[&quot;2017&quot;]]}}}],&quot;schema&quot;:&quot;https://github.com/citation-style-language/schema/raw/master/csl-citation.json&quot;}"/></field:fieldmark-start><text:span text:style-name="T1">Michaud, He Limin &amp; Zhong Yaoping (2017)</text:span><field:fieldmark-end/><text:span text:style-name="T1">. Important references include a reference grammar of a dialect close to the one described here: that of Luoshui 落水 </text:span><field:fieldmark-start text:name="Bookmark4" field:type="vnd.oasis.opendocument.field.UNHANDLED"><field:param field:name="vnd.oasis.opendocument.field.code" field:value="ADDIN ZOTERO_ITEM CSL_CITATION {&quot;citationID&quot;:&quot;tdorcfhG&quot;,&quot;properties&quot;:{&quot;formattedCitation&quot;:&quot;(Lidz 2010)&quot;,&quot;plainCitation&quot;:&quot;(Lidz 2010)&quot;,&quot;noteIndex&quot;:0},&quot;citationItems&quot;:[{&quot;id&quot;:540,&quot;uris&quot;:[&quot;http://zotero.org/groups/395957/items/FRCHJ9XW&quot;],&quot;uri&quot;:[&quot;http://zotero.org/groups/395957/items/FRCHJ9XW&quot;],&quot;itemData&quot;:{&quot;id&quot;:540,&quot;type&quot;:&quot;thesis&quot;,&quot;title&quot;:&quot;A descriptive grammar of Yongning Na (Mosuo)&quot;,&quot;publisher&quot;:&quot;University of Texas, Department of linguistics&quot;,&quot;publisher-place&quot;:&quot;Austin&quot;,&quot;number-of-pages&quot;:&quot;922&quot;,&quot;event-place&quot;:&quot;Austin&quot;,&quot;URL&quot;:&quot;https://repositories.lib.utexas.edu/bitstream/handle/2152/ETD-UT-2010-12-2643/LIDZ-DISSERTATION.pdf&quot;,&quot;note&quot;:&quot;Ph. D.&quot;,&quot;author&quot;:[{&quot;family&quot;:&quot;Lidz&quot;,&quot;given&quot;:&quot;Liberty&quot;}],&quot;issued&quot;:{&quot;date-parts&quot;:[[&quot;2010&quot;]]}}}],&quot;schema&quot;:&quot;https://github.com/citation-style-language/schema/raw/master/csl-citation.json&quot;}"/></field:fieldmark-start><text:span text:style-name="T1">(Lidz 2010)</text:span><field:fieldmark-end/><text:span text:style-name="T1">, as well as research into the tone systems of previously undocumented dialects </text:span><field:fieldmark-start text:name="Bookmark5" field:type="vnd.oasis.opendocument.field.UNHANDLED"><field:param field:name="vnd.oasis.opendocument.field.code" field:value="ADDIN ZOTERO_ITEM CSL_CITATION {&quot;citationID&quot;:&quot;MNoYFGyq&quot;,&quot;properties&quot;:{&quot;formattedCitation&quot;:&quot;(\\uc0\\u256{} 2016; Dobbs &amp; La 2016)&quot;,&quot;plainCitation&quot;:&quot;(Ā 2016; Dobbs &amp; La 2016)&quot;,&quot;noteIndex&quot;:0},&quot;citationItems&quot;:[{&quot;id&quot;:3099,&quot;uris&quot;:[&quot;http://zotero.org/groups/395957/items/VT8Q8QXT&quot;],&quot;uri&quot;:[&quot;http://zotero.org/groups/395957/items/VT8Q8QXT&quot;],&quot;itemData&quot;:{&quot;id&quot;:3099,&quot;type&quot;:&quot;thesis&quot;,&quot;title&quot;:&quot;永宁摩梭话“le+V+se”结构的声调实验分析——阿拉瓦和舍垮的对比 [An experimental analysis of the tones of “le+V+se” in the Yongning Mosuo Language: a comparison between Alawa and Shekua dialects]&quot;,&quot;publisher&quot;:&quot;云南大学文学院 Yunnan University&quot;,&quot;publisher-place&quot;:&quot;昆明&quot;,&quot;number-of-pages&quot;:&quot;96&quot;,&quot;genre&quot;:&quot;中国少数民族语言文学专业硕士研究生学位论文 M.A. thesis&quot;,&quot;event-place&quot;:&quot;昆明&quot;,&quot;call-number&quot;:&quot;学号12013000444&quot;,&quot;author&quot;:[{&quot;family&quot;:&quot;Ā&quot;,&quot;given&quot;:&quot;Huì 阿慧&quot;}],&quot;issued&quot;:{&quot;date-parts&quot;:[[&quot;2016&quot;]]}}},{&quot;id&quot;:310,&quot;uris&quot;:[&quot;http://zotero.org/groups/395957/items/NJU2A98V&quot;],&quot;uri&quot;:[&quot;http://zotero.org/groups/395957/items/NJU2A98V&quot;],&quot;itemData&quot;:{&quot;id&quot;:310,&quot;type&quot;:&quot;article-journal&quot;,&quot;title&quot;:&quot;The two-level tonal system of Lataddi Narua&quot;,&quot;container-title&quot;:&quot;Linguistics of the Tibeto-Burman Area&quot;,&quot;page&quot;:&quot;67-104&quot;,&quot;volume&quot;:&quot;39&quot;,&quot;issue&quot;:&quot;1&quot;,&quot;author&quot;:[{&quot;family&quot;:&quot;Dobbs&quot;,&quot;given&quot;:&quot;Roselle&quot;},{&quot;family&quot;:&quot;La&quot;,&quot;given&quot;:&quot;Mingqing&quot;}],&quot;issued&quot;:{&quot;date-parts&quot;:[[&quot;2016&quot;]]}}}],&quot;schema&quot;:&quot;https://github.com/citation-style-language/schema/raw/master/csl-citation.json&quot;}"/></field:fieldmark-start><text:span text:style-name="T6">(</text:span><text:span text:style-name="T15">Ā</text:span><text:span text:style-name="T6"> 2016; Dobbs &amp; La 2016)</text:span><field:fieldmark-end/><text:span text:style-name="T1">. New to 2017-2018 is the successful application of a tool for automatic phonemic transcription to Yongning Na data </text:span><field:fieldmark-start text:name="Bookmark6" field:type="vnd.oasis.opendocument.field.UNHANDLED"><field:param field:name="vnd.oasis.opendocument.field.code" field:value="ADDIN ZOTERO_ITEM CSL_CITATION {&quot;citationID&quot;:&quot;1IE6FXsJ&quot;,&quot;properties&quot;:{&quot;formattedCitation&quot;:&quot;(Adams et al. 2017; Adams et al. 2018)&quot;,&quot;plainCitation&quot;:&quot;(Adams et al. 2017; Adams et al. 2018)&quot;,&quot;noteIndex&quot;:0},&quot;citationItems&quot;:[{&quot;id&quot;:3584,&quot;uris&quot;:[&quot;http://zotero.org/groups/395957/items/4A3M66WP&quot;],&quot;uri&quot;:[&quot;http://zotero.org/groups/395957/items/4A3M66WP&quot;],&quot;itemData&quot;:{&quot;id&quot;:3584,&quot;type&quot;:&quot;paper-conference&quot;,&quot;title&quot;:&quot;Phonemic transcription of low-resource tonal languages&quot;,&quot;container-title&quot;:&quot;Proceedings of ALTA 2017 (Australasian Language Technology Association Workshop)&quot;,&quot;publisher-place&quot;:&quot;Brisbane&quot;,&quot;page&quot;:&quot;53-60&quot;,&quot;event&quot;:&quot;2017 Australasian Language Technology Association Workshop&quot;,&quot;event-place&quot;:&quot;Brisbane&quot;,&quot;abstract&quot;:&quot;Transcription of speech is an important part of language documentation, and yet speech recognition technology has not been widely harnessed to aid linguists. We explore the use of a neural network architecture with the connectionist temporal classification loss function for phonemic and tonal transcription in a language documentation setting. In this framework, we explore jointly modelling phonemes and tones versus modelling them separately, and assess the importance of pitch information versus phonemic context for tonal prediction. Experiments on two tonal languages, Yongning Na and Eastern Chatino, show the changes in recognition performance as training data is scaled from 10 minutes to 150 minutes. We discuss the findings from incorporating this technology into the linguistic workflow for documenting Yongning Na, which show the method’s promise in improving efficiency, minimizing typographical errors, and maintaining the transcription’s faithfulness to the acoustic signal, while highlighting phonetic and phonemic facts for linguistic consideration.&quot;,&quot;URL&quot;:&quot;https://halshs.archives-ouvertes.fr/halshs-01656683&quot;,&quot;author&quot;:[{&quot;family&quot;:&quot;Adams&quot;,&quot;given&quot;:&quot;Oliver&quot;},{&quot;family&quot;:&quot;Cohn&quot;,&quot;given&quot;:&quot;Trevor&quot;},{&quot;family&quot;:&quot;Neubig&quot;,&quot;given&quot;:&quot;Graham&quot;},{&quot;family&quot;:&quot;Michaud&quot;,&quot;given&quot;:&quot;Alexis&quot;}],&quot;issued&quot;:{&quot;date-parts&quot;:[[&quot;2017&quot;]]}}},{&quot;id&quot;:3681,&quot;uris&quot;:[&quot;http://zotero.org/groups/395957/items/9AT7IY5P&quot;],&quot;uri&quot;:[&quot;http://zotero.org/groups/395957/items/9AT7IY5P&quot;],&quot;itemData&quot;:{&quot;id&quot;:3681,&quot;type&quot;:&quot;paper-conference&quot;,&quot;title&quot;:&quot;Evaluating phonemic transcription of low-resource tonal languages for language documentation&quot;,&quot;container-title&quot;:&quot;Proceedings of LREC 2018 (Language Resources and Evaluation Conference)&quot;,&quot;publisher-place&quot;:&quot;Miyazaki&quot;,&quot;event&quot;:&quot;LREC 2018 (Language Resources and Evaluation Conference)&quot;,&quot;event-place&quot;:&quot;Miyazaki&quot;,&quot;URL&quot;:&quot;https://halshs.archives-ouvertes.fr/halshs-01709648&quot;,&quot;author&quot;:[{&quot;family&quot;:&quot;Adams&quot;,&quot;given&quot;:&quot;Oliver&quot;},{&quot;family&quot;:&quot;Cohn&quot;,&quot;given&quot;:&quot;Trevor&quot;},{&quot;family&quot;:&quot;Neubig&quot;,&quot;given&quot;:&quot;Graham&quot;},{&quot;family&quot;:&quot;Cruz&quot;,&quot;given&quot;:&quot;Hilaria&quot;},{&quot;family&quot;:&quot;Bird&quot;,&quot;given&quot;:&quot;Steven&quot;},{&quot;family&quot;:&quot;Michaud&quot;,&quot;given&quot;:&quot;Alexis&quot;}],&quot;issued&quot;:{&quot;date-parts&quot;:[[&quot;2018&quot;]]}}}],&quot;schema&quot;:&quot;https://github.com/citation-style-language/schema/raw/master/csl-citation.json&quot;}"/></field:fieldmark-start><text:span text:style-name="T1">(Adams et al. 2017; Adams et al. 2018)</text:span><field:fieldmark-end/><text:span text:style-name="T1">; the tool is available online as open-source software</text:span><text:note text:id="ftn1" text:note-class="footnote"><text:note-citation>1</text:note-citation><text:note-body><text:p text:style-name="P3"><text:span text:style-name="T1"><text:s/></text:span><text:a xlink:type="simple" xlink:href="https://github.com/oadams/persephone" text:style-name="Internet_20_link" text:visited-style-name="Visited_20_Internet_20_Link"><text:span text:style-name="Internet_20_link"><text:span text:style-name="T1">https://github.com/oadams/persephone</text:span></text:span></text:a><text:span text:style-name="T1"> </text:span></text:p></text:note-body></text:note><text:span text:style-name="T1">. </text:span></text:p>
      <text:p text:style-name="P4"><text:span text:style-name="T1">Concerning lexicographic work, </text:span><text:span text:style-name="T2">An anthology of everyday words and expressions in the Mosuo language </text:span><field:fieldmark-start text:name="Bookmark7" field:type="vnd.oasis.opendocument.field.UNHANDLED"><field:param field:name="vnd.oasis.opendocument.field.code" field:value="ADDIN ZOTERO_ITEM CSL_CITATION {&quot;citationID&quot;:&quot;HsKCOYGz&quot;,&quot;properties&quot;:{&quot;formattedCitation&quot;:&quot;(Zh\\uc0\\u237{}b\\uc0\\u257{} &amp; X\\uc0\\u468{} 2013)&quot;,&quot;plainCitation&quot;:&quot;(Zhíbā &amp; Xǔ 2013)&quot;,&quot;noteIndex&quot;:0},&quot;citationItems&quot;:[{&quot;id&quot;:3046,&quot;uris&quot;:[&quot;http://zotero.org/groups/395957/items/MUJ4G3BV&quot;],&quot;uri&quot;:[&quot;http://zotero.org/groups/395957/items/MUJ4G3BV&quot;],&quot;itemData&quot;:{&quot;id&quot;:3046,&quot;type&quot;:&quot;book&quot;,&quot;title&quot;:&quot;Mósuōyǔ chángyòng cíjù huìcuì 摩梭语常用词句荟萃 (An anthology of everyday words and expressions in the Mosuo language)&quot;,&quot;publisher&quot;:&quot;云南人民出版社&quot;,&quot;publisher-place&quot;:&quot;Kunming 昆明&quot;,&quot;number-of-pages&quot;:&quot;266&quot;,&quot;event-place&quot;:&quot;Kunming 昆明&quot;,&quot;author&quot;:[{&quot;family&quot;:&quot;Zhíbā&quot;,&quot;given&quot;:&quot;Ěrchē 直巴·尔车&quot;},{&quot;family&quot;:&quot;Xǔ&quot;,&quot;given&quot;:&quot;Ruìjuān 许瑞娟&quot;}],&quot;issued&quot;:{&quot;date-parts&quot;:[[&quot;2013&quot;]]}}}],&quot;schema&quot;:&quot;https://github.com/citation-style-language/schema/raw/master/csl-citation.json&quot;}"/></field:fieldmark-start><text:span text:style-name="T6">(Zhíb</text:span><text:span text:style-name="T15">ā</text:span><text:span text:style-name="T6"> &amp; X</text:span><text:span text:style-name="T15">ǔ</text:span><text:span text:style-name="T6"> 2013)</text:span><field:fieldmark-end/><text:span text:style-name="T1"> presents </text:span><text:soft-page-break/><text:span text:style-name="T1">vocabulary and expressions arranged by semantic field. The authors are a native speaker from the Lake area (泸沽湖) and a doctor in linguistics from Yunnan University. Their fieldwork is described as covering the Yongning plain and the Lake area, but with the Yongning plain as the main research area (p. 2). Approximations in phonetic notation are so numerous that they make the volume unreliable as a work of reference. Voicing contrasts were challenging for the linguist in the team, whose training was mainly focused on the theory and practice of teaching Chinese as a foreign language. Thus, the name of the mountain </text:span><text:span text:style-name="T11">kɤ˧mv̩˧˥</text:span><text:span text:style-name="T1"> is transcribed as </text:span><text:span text:style-name="T11">gə⁵⁵mu⁵⁵</text:span><text:span text:style-name="T1">, with a voiced initial (p. 17 and elsewhere). The mountain’s name in Chinese, </text:span><text:span text:style-name="T2">Gemu </text:span><text:span text:style-name="T1">格姆山, may have exerted an influence here. Conversely, the adjective </text:span><text:span text:style-name="T11">dʑɤ˩</text:span><text:span text:style-name="T1"> ‘good’ is transcribed as </text:span><text:span text:style-name="T11">tɕɑ¹³</text:span><text:span text:style-name="T1">, with an unvoiced initial. Some phonemes, such as uvulars, are absent from the notations.</text:span></text:p>
      <text:p text:style-name="P6"/>
      <text:list xml:id="list202054952341692" text:continue-numbering="true" text:style-name="WWNum4">
        <text:list-item>
          <text:list>
            <text:list-item>
              <text:h text:style-name="P24" text:outline-level="3"><text:bookmark-start text:name="_Toc511572668"/>Dialect and language consultants<text:bookmark-end text:name="_Toc511572668"/></text:h>
            </text:list-item>
          </text:list>
        </text:list-item>
      </text:list>
      <text:p text:style-name="P19"><text:span text:style-name="T1">Unless otherwise stated, all the data are from one language consultant, Mrs. Latami Dashilame (</text:span><text:span text:style-name="T11">lɑ˧tʰɑ˧mi˥ ʈæ˧ʂɯ˧-lɑ˩mv˩</text:span><text:span text:style-name="T1">; Chinese: 拉它米打史拉么). She was born in 1950 in the hamlet called </text:span><text:span text:style-name="T11">ə˧lɑ˧-ʁwɤ#˥</text:span><text:span text:style-name="T1">, close to the monastery of Yongning. The administrative coordinates of this hamlet are: Y</text:span><text:span text:style-name="T7">ú</text:span><text:span text:style-name="T1">nn</text:span><text:span text:style-name="T7">á</text:span><text:span text:style-name="T1">n province, L</text:span><text:span text:style-name="T7">ì</text:span><text:span text:style-name="T1">ji</text:span><text:span text:style-name="T14">ā</text:span><text:span text:style-name="T1">ng municipality, N</text:span><text:span text:style-name="T7">í</text:span><text:span text:style-name="T1">ngl</text:span><text:span text:style-name="T7">à</text:span><text:span text:style-name="T1">ng Y</text:span><text:span text:style-name="T7">í</text:span><text:span text:style-name="T1"> autonomous county, Y</text:span><text:span text:style-name="T14">ǒ</text:span><text:span text:style-name="T1">ngn</text:span><text:span text:style-name="T8">í</text:span><text:span text:style-name="T1">ng district, </text:span><text:span text:style-name="T14">Ā</text:span><text:span text:style-name="T1">l</text:span><text:span text:style-name="T14">ā</text:span><text:span text:style-name="T1">w</text:span><text:span text:style-name="T14">ǎ</text:span><text:span text:style-name="T1"> village (云南省丽江市宁蒗彝族自治县永宁乡阿拉瓦村). The choice to work in one location only, and essentially with one consultant, is, again, based on the investigator’s focus on the tone system. There is considerable dialectal diversity within the Na area (much more so than in the Naxi-speaking area); the tone systems of different villages are conspicuously different, and this geographical diversity combines with dramatic differences across social groups, and across generations. The obvious thing to do seemed to be an in-depth description and analysis of the language as spoken by one person (simultaneously making a few forays into other idiolects and dialects). Data from other speakers are indicated using their codes in the author's database of speakers of Naish languages. Table 1 provides the speaker codes.</text:span></text:p>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language consultant code</text:p>
          </table:table-cell>
          <table:table-cell table:style-name="Tableau1.A1" office:value-type="string">
            <text:p text:style-name="P16">name</text:p>
          </table:table-cell>
          <table:table-cell table:style-name="Tableau1.A1" office:value-type="string">
            <text:p text:style-name="P16">year of birth</text:p>
          </table:table-cell>
        </table:table-row>
        <text:soft-page-break/>
        <table:table-row table:style-name="Tableau1.1">
          <table:table-cell table:style-name="Tableau1.A2" office:value-type="string">
            <text:p text:style-name="P16">F4</text:p>
          </table:table-cell>
          <table:table-cell table:style-name="Tableau1.A2" office:value-type="string">
            <text:p text:style-name="P21">lɑ˧tʰɑ˧mi˥ ʈæ˧ʂɯ˧-lɑ˩mv̩˩</text:p>
          </table:table-cell>
          <table:table-cell table:style-name="Tableau1.A2" office:value-type="string">
            <text:p text:style-name="P16">1950</text:p>
          </table:table-cell>
        </table:table-row>
        <table:table-row table:style-name="Tableau1.1">
          <table:table-cell table:style-name="Tableau1.A3" office:value-type="string">
            <text:p text:style-name="P16">F5</text:p>
          </table:table-cell>
          <table:table-cell table:style-name="Tableau1.A3" office:value-type="string">
            <text:p text:style-name="P21">ki˧zo˧</text:p>
          </table:table-cell>
          <table:table-cell table:style-name="Tableau1.A3" office:value-type="string">
            <text:p text:style-name="P16">1973</text:p>
          </table:table-cell>
        </table:table-row>
        <table:table-row table:style-name="Tableau1.1">
          <table:table-cell table:style-name="Tableau1.A3" office:value-type="string">
            <text:p text:style-name="P16">F6</text:p>
          </table:table-cell>
          <table:table-cell table:style-name="Tableau1.A3" office:value-type="string">
            <text:p text:style-name="P21">tɕʰi˧ɖv̩#˥</text:p>
          </table:table-cell>
          <table:table-cell table:style-name="Tableau1.A3" office:value-type="string">
            <text:p text:style-name="P16">1987</text:p>
          </table:table-cell>
        </table:table-row>
        <table:table-row table:style-name="Tableau1.1">
          <table:table-cell table:style-name="Tableau1.A3" office:value-type="string">
            <text:p text:style-name="P16">M18</text:p>
          </table:table-cell>
          <table:table-cell table:style-name="Tableau1.A3" office:value-type="string">
            <text:p text:style-name="P21">lɑ˧tʰɑ˧mi˥ ʈæ˧ʂɯ˧-ʈæ˩ʈv̩˩</text:p>
          </table:table-cell>
          <table:table-cell table:style-name="Tableau1.A3" office:value-type="string">
            <text:p text:style-name="P16">1972</text:p>
          </table:table-cell>
        </table:table-row>
        <table:table-row table:style-name="Tableau1.1">
          <table:table-cell table:style-name="Tableau1.A3" office:value-type="string">
            <text:p text:style-name="P16">M21</text:p>
          </table:table-cell>
          <table:table-cell table:style-name="Tableau1.A3" office:value-type="string">
            <text:p text:style-name="P21">ho˧dʑɤ˧tsʰe˥</text:p>
          </table:table-cell>
          <table:table-cell table:style-name="Tableau1.A3" office:value-type="string">
            <text:p text:style-name="P16">1942</text:p>
          </table:table-cell>
        </table:table-row>
        <table:table-row table:style-name="Tableau1.1">
          <table:table-cell table:style-name="Tableau1.A7" office:value-type="string">
            <text:p text:style-name="P16">M23</text:p>
          </table:table-cell>
          <table:table-cell table:style-name="Tableau1.A7" office:value-type="string">
            <text:p text:style-name="P21">ɖɯ˩ɖʐɯ˧</text:p>
          </table:table-cell>
          <table:table-cell table:style-name="Tableau1.A7" office:value-type="string">
            <text:p text:style-name="P16">1974</text:p>
          </table:table-cell>
        </table:table-row>
      </table:table>
      <text:p text:style-name="P17">Table 1. Language consultants.</text:p>
      <text:p text:style-name="P19"><text:span text:style-name="T1">My fieldwork on Yongning Na began in October 2006.</text:span><text:span text:style-name="T1"><text:note text:id="ftn2" text:note-class="footnote"><text:note-citation>2</text:note-citation><text:note-body><text:p text:style-name="P3"><text:span text:style-name="T1"><text:s/>Some notes about fieldwork are presented at </text:span><text:a xlink:type="simple" xlink:href="http://lacito.vjf.cnrs.fr/pangloss/fieldwork/Na_fw-Yongning_en.htm" text:style-name="Internet_20_link" text:visited-style-name="Visited_20_Internet_20_Link"><text:span text:style-name="Internet_20_link"><text:span text:style-name="T1">http://lacito.vjf.cnrs.fr/pangloss/fieldwork/Na_fw-Yongning_en.htm</text:span></text:span></text:a><text:span text:style-name="T1"> (consulted 15/03/ 2018).</text:span></text:p></text:note-body></text:note></text:span><text:span text:style-name="T1"> A list of words was begun through elicitation, and gradually expanded and corrected as narratives were recorded and transcribed; addition of new words was therefore a slow process. An advantage of placing the emphasis on text collection is that a context is available to help clarify the meaning of newly encountered words, also offering a basis for further discussion of their usage with language consultants. Systematic elicitation of large amounts of vocabulary was not carried out, hence the limited number of entries: currently on the order of 3,000.</text:span></text:p>
      <text:p text:style-name="P4"><text:span text:style-name="T1">In the classical tradition of linguistic fieldwork, a language description should include a dictionary, a grammar, and a collection of texts. Linguistic fieldwork consists in “going into a community where a language is spoken, collecting data from fluent native speakers, analysing the data, and providing a comprehensive description, consisting of grammar, texts and dictionary” </text:span><field:fieldmark-start text:name="Bookmark8" field:type="vnd.oasis.opendocument.field.UNHANDLED"><field:param field:name="vnd.oasis.opendocument.field.code" field:value="ADDIN ZOTERO_ITEM CSL_CITATION {&quot;citationID&quot;:&quot;z0Nlncfi&quot;,&quot;properties&quot;:{&quot;formattedCitation&quot;:&quot;(Dixon 2007:12)&quot;,&quot;plainCitation&quot;:&quot;(Dixon 2007:12)&quot;,&quot;noteIndex&quot;:0},&quot;citationItems&quot;:[{&quot;id&quot;:2483,&quot;uris&quot;:[&quot;http://zotero.org/users/1210666/items/ZSICXFSQ&quot;],&quot;uri&quot;:[&quot;http://zotero.org/users/1210666/items/ZSICXFSQ&quot;],&quot;itemData&quot;:{&quot;id&quot;:2483,&quot;type&quot;:&quot;article-journal&quot;,&quot;title&quot;:&quot;Field linguistics: a minor manual&quot;,&quot;container-title&quot;:&quot;Sprachtypologie und Universalienforschung&quot;,&quot;page&quot;:&quot;12-31&quot;,&quot;volume&quot;:&quot;60&quot;,&quot;issue&quot;:&quot;1&quot;,&quot;author&quot;:[{&quot;family&quot;:&quot;Dixon&quot;,&quot;given&quot;:&quot;Robert M.&quot;}],&quot;issued&quot;:{&quot;date-parts&quot;:[[&quot;2007&quot;]]}},&quot;locator&quot;:&quot;12&quot;}],&quot;schema&quot;:&quot;https://github.com/citation-style-language/schema/raw/master/csl-citation.json&quot;}"/></field:fieldmark-start><text:span text:style-name="T1">(Dixon 2007:12)</text:span><field:fieldmark-end/><text:span text:style-name="T1">. The grammar, texts and dictionary are referred to as the “Boasian trilogy” </text:span><field:fieldmark-start text:name="Bookmark9" field:type="vnd.oasis.opendocument.field.UNHANDLED"><field:param field:name="vnd.oasis.opendocument.field.code" field:value="ADDIN ZOTERO_ITEM CSL_CITATION {&quot;citationID&quot;:&quot;U9rIXE28&quot;,&quot;properties&quot;:{&quot;formattedCitation&quot;:&quot;(Foley 1999)&quot;,&quot;plainCitation&quot;:&quot;(Foley 1999)&quot;,&quot;noteIndex&quot;:0},&quot;citationItems&quot;:[{&quot;id&quot;:3024,&quot;uris&quot;:[&quot;http://zotero.org/users/1210666/items/WGB5MIID&quot;],&quot;uri&quot;:[&quot;http://zotero.org/users/1210666/items/WGB5MIID&quot;],&quot;itemData&quot;:{&quot;id&quot;:3024,&quot;type&quot;:&quot;article-journal&quot;,&quot;title&quot;:&quot;Review of Gerrit van Enk &amp; Lourens de Vries, The Korowai of Irian Jaya. (Oxford studies in anthropological linguistics, 9). New York: Oxford University Press, 1997. Pp. xiv, 321&quot;,&quot;container-title&quot;:&quot;Language in Society&quot;,&quot;page&quot;:&quot;470-472&quot;,&quot;volume&quot;:&quot;28&quot;,&quot;issue&quot;:&quot;3&quot;,&quot;abstract&quot;:&quot;One mainstay of the Boasian tradition in anthropological \nlinguistics is the notion that adequate documentation of\na language must consist of at least three volumes: a grammar,\na dictionary, and a collection of texts. This convention\ngrew out of Boas's dogged insistence on the collection\nof copious texts in the native languages as a way of documenting the cultures of Native North Americans, which he believed\nwere breaking down and disappearing. Obviously, if one\nwere actually to make use of such texts, a grammar and\na dictionary were also needed; so this practice of a necessary\ntrilogy was established, a tradition that has continued\nin academic departments which carry on the Boasian heritage\n(illustrated by the postgraduate work and resulting publications of the editor of this journal).&quot;,&quot;author&quot;:[{&quot;family&quot;:&quot;Foley&quot;,&quot;given&quot;:&quot;William A.&quot;}],&quot;issued&quot;:{&quot;date-parts&quot;:[[&quot;1999&quot;]]}}}],&quot;schema&quot;:&quot;https://github.com/citation-style-language/schema/raw/master/csl-citation.json&quot;}"/></field:fieldmark-start><text:span text:style-name="T1">(Foley 1999)</text:span><field:fieldmark-end/><text:span text:style-name="T1"> by reference to Franz Boas’s foundational work collecting North American languages </text:span><field:fieldmark-start text:name="Bookmark10" field:type="vnd.oasis.opendocument.field.UNHANDLED"><field:param field:name="vnd.oasis.opendocument.field.code" field:value="ADDIN ZOTERO_ITEM CSL_CITATION {&quot;citationID&quot;:&quot;Lv7hJlXY&quot;,&quot;properties&quot;:{&quot;formattedCitation&quot;:&quot;(Boas 1902:190; Boas &amp; Swanton 1911)&quot;,&quot;plainCitation&quot;:&quot;(Boas 1902:190; Boas &amp; Swanton 1911)&quot;,&quot;noteIndex&quot;:0},&quot;citationItems&quot;:[{&quot;id&quot;:2865,&quot;uris&quot;:[&quot;http://zotero.org/users/1210666/items/3754JTAP&quot;],&quot;uri&quot;:[&quot;http://zotero.org/users/1210666/items/3754JTAP&quot;],&quot;itemData&quot;:{&quot;id&quot;:2865,&quot;type&quot;:&quot;book&quot;,&quot;title&quot;:&quot;Tsimshian texts&quot;,&quot;collection-title&quot;:&quot;Bulletin of the Smithsonian Institution. Bureau of American Ethnology&quot;,&quot;collection-number&quot;:&quot;27&quot;,&quot;publisher&quot;:&quot;Government Printing Office&quot;,&quot;publisher-place&quot;:&quot;Washington&quot;,&quot;number-of-pages&quot;:&quot;244&quot;,&quot;event-place&quot;:&quot;Washington&quot;,&quot;author&quot;:[{&quot;family&quot;:&quot;Boas&quot;,&quot;given&quot;:&quot;Franz&quot;}],&quot;issued&quot;:{&quot;date-parts&quot;:[[&quot;1902&quot;]]}},&quot;locator&quot;:&quot;190&quot;},{&quot;id&quot;:920,&quot;uris&quot;:[&quot;http://zotero.org/users/1210666/items/F63J79AP&quot;],&quot;uri&quot;:[&quot;http://zotero.org/users/1210666/items/F63J79AP&quot;],&quot;itemData&quot;:{&quot;id&quot;:920,&quot;type&quot;:&quot;chapter&quot;,&quot;title&quot;:&quot;Siouan (Dakota)&quot;,&quot;container-title&quot;:&quot;Handbook of American Indian Languages I&quot;,&quot;publisher&quot;:&quot;Government Printing Office, Bureau of American Ethnology, Bulletin 40&quot;,&quot;publisher-place&quot;:&quot;Washington&quot;,&quot;page&quot;:&quot;875-965&quot;,&quot;event-place&quot;:&quot;Washington&quot;,&quot;author&quot;:[{&quot;family&quot;:&quot;Boas&quot;,&quot;given&quot;:&quot;Franz&quot;},{&quot;family&quot;:&quot;Swanton&quot;,&quot;given&quot;:&quot;James R.&quot;}],&quot;issued&quot;:{&quot;date-parts&quot;:[[&quot;1911&quot;]]}}}],&quot;schema&quot;:&quot;https://github.com/citation-style-language/schema/raw/master/csl-citation.json&quot;}"/></field:fieldmark-start><text:span text:style-name="T1">(Boas 1902:190; Boas &amp; Swanton 1911)</text:span><field:fieldmark-end/><text:span text:style-name="T1">; the trilogy can now be said to have become a </text:span><text:span text:style-name="T2">tetralogy</text:span><text:span text:style-name="T1"> as it integrates a multimedia component: audio and video recordings </text:span><field:fieldmark-start text:name="Bookmark11" field:type="vnd.oasis.opendocument.field.UNHANDLED"><field:param field:name="vnd.oasis.opendocument.field.code" field:value="ADDIN ZOTERO_ITEM CSL_CITATION {&quot;citationID&quot;:&quot;MbFzxdRu&quot;,&quot;properties&quot;:{&quot;formattedCitation&quot;:&quot;(Musgrave &amp; Thieberger 2014)&quot;,&quot;plainCitation&quot;:&quot;(Musgrave &amp; Thieberger 2014)&quot;,&quot;noteIndex&quot;:0},&quot;citationItems&quot;:[{&quot;id&quot;:3048,&quot;uris&quot;:[&quot;http://zotero.org/users/1210666/items/PWEPFEXG&quot;],&quot;uri&quot;:[&quot;http://zotero.org/users/1210666/items/PWEPFEXG&quot;],&quot;itemData&quot;:{&quot;id&quot;:3048,&quot;type&quot;:&quot;speech&quot;,&quot;title&quot;:&quot;Rethinking grammatical description: from Heath to hypertext&quot;,&quot;publisher-place&quot;:&quot;Research Unit for Indigenous Language, University of Melbourne&quot;,&quot;genre&quot;:&quot;Lecture&quot;,&quot;event-place&quot;:&quot;Research Unit for Indigenous Language, University of Melbourne&quot;,&quot;URL&quot;:&quot;https://indiglang.arts.unimelb.edu.au/events/rethinking-grammatical-description-from-heath-to-hypertext/&quot;,&quot;author&quot;:[{&quot;family&quot;:&quot;Musgrave&quot;,&quot;given&quot;:&quot;Simon&quot;},{&quot;family&quot;:&quot;Thieberger&quot;,&quot;given&quot;:&quot;Nicholas&quot;}],&quot;issued&quot;:{&quot;date-parts&quot;:[[&quot;2014&quot;,11]]}}}],&quot;schema&quot;:&quot;https://github.com/citation-style-language/schema/raw/master/csl-citation.json&quot;}"/></field:fieldmark-start><text:span text:style-name="T1">(Musgrave &amp; Thieberger 2014)</text:span><field:fieldmark-end/><text:span text:style-name="T1">. In addition to this dictionary, the following resources are available:</text:span></text:p>
      <text:list xml:id="list3964895342" text:style-name="WWNum2">
        <text:list-item>
          <text:p text:style-name="P26"><text:span text:style-name="T1">A set of Na recordings with time-aligned transcriptions is available from the Pangloss Collection </text:span><field:fieldmark-start text:name="Bookmark12" field:type="vnd.oasis.opendocument.field.UNHANDLED"><field:param field:name="vnd.oasis.opendocument.field.code" field:value="ADDIN ZOTERO_ITEM CSL_CITATION {&quot;citationID&quot;:&quot;pumWzFnR&quot;,&quot;properties&quot;:{&quot;formattedCitation&quot;:&quot;(Michailovsky et al. 2014; Michaud et al. 2016)&quot;,&quot;plainCitation&quot;:&quot;(Michailovsky et al. 2014; Michaud et al. 2016)&quot;,&quot;noteIndex&quot;:0},&quot;citationItems&quot;:[{&quot;id&quot;:614,&quot;uris&quot;:[&quot;http://zotero.org/users/1210666/items/AMGQGVJT&quot;],&quot;uri&quot;:[&quot;http://zotero.org/users/1210666/items/AMGQGVJT&quot;],&quot;itemData&quot;:{&quot;id&quot;:614,&quot;type&quot;:&quot;article-journal&quot;,&quot;title&quot;:&quot;Documenting and researching endangered languages: the Pangloss Collection&quot;,&quot;container-title&quot;:&quot;Language Documentation and Conservation&quot;,&quot;page&quot;:&quot;119-135&quot;,&quot;volume&quot;:&quot;8&quot;,&quot;ISSN&quot;:&quot;1934-5275&quot;,&quot;author&quot;:[{&quot;family&quot;:&quot;Michailovsky&quot;,&quot;given&quot;:&quot;Boyd&quot;},{&quot;family&quot;:&quot;Mazaudon&quot;,&quot;given&quot;:&quot;Martine&quot;},{&quot;family&quot;:&quot;Michaud&quot;,&quot;given&quot;:&quot;Alexis&quot;},{&quot;family&quot;:&quot;Guillaume&quot;,&quot;given&quot;:&quot;Séverine&quot;},{&quot;family&quot;:&quot;François&quot;,&quot;given&quot;:&quot;Alexandre&quot;},{&quot;family&quot;:&quot;Adamou&quot;,&quot;given&quot;:&quot;Evangelia&quot;}],&quot;issued&quot;:{&quot;date-parts&quot;:[[&quot;2014&quot;]]}}},{&quot;id&quot;:3417,&quot;uris&quot;:[&quot;http://zotero.org/groups/956729/items/Q6PSUKZ5&quot;],&quot;uri&quot;:[&quot;http://zotero.org/groups/956729/items/Q6PSUKZ5&quot;],&quot;itemData&quot;:{&quot;id&quot;:3417,&quot;type&quot;:&quot;paper-conference&quot;,&quot;title&quot;:&quot;Contribuer au progrès solidaire des recherches et de la documentation : la Collection Pangloss et la Collection AuCo&quot;,&quot;container-title&quot;:&quot;Actes de la conférence conjointe JEP-TALN-RECITAL 2016, volume 1 : Journées d'Etude de la Parole&quot;,&quot;publisher&quot;:&quot;Association Francophone de la Communication Parlée&quot;,&quot;publisher-place&quot;:&quot;Paris&quot;,&quot;page&quot;:&quot;155-163&quot;,&quot;volume&quot;:&quot;1&quot;,&quot;event&quot;:&quot;Journées d'Etude de la Parole 2016&quot;,&quot;event-place&quot;:&quot;Paris&quot;,&quot;author&quot;:[{&quot;family&quot;:&quot;Michaud&quot;,&quot;given&quot;:&quot;Alexis&quot;},{&quot;family&quot;:&quot;Guillaume&quot;,&quot;given&quot;:&quot;Séverine&quot;},{&quot;family&quot;:&quot;Jacques&quot;,&quot;given&quot;:&quot;Guillaume&quot;},{&quot;family&quot;:&quot;Mạc&quot;,&quot;given&quot;:&quot;Đăng-Khoa&quot;},{&quot;family&quot;:&quot;Jacobson&quot;,&quot;given&quot;:&quot;Michel&quot;},{&quot;family&quot;:&quot;Phạm&quot;,&quot;given&quot;:&quot;Thu Hà&quot;},{&quot;family&quot;:&quot;Deo&quot;,&quot;given&quot;:&quot;Matthew&quot;}],&quot;issued&quot;:{&quot;date-parts&quot;:[[&quot;2016&quot;]]}}}],&quot;schema&quot;:&quot;https://github.com/citation-style-language/schema/raw/master/csl-citation.json&quot;}"/></field:fieldmark-start><text:span text:style-name="T1">(Michailovsky et al. 2014; Michaud et al. 2016)</text:span><field:fieldmark-end/><text:span text:style-name="T1">.</text:span><text:span text:style-name="T1"><text:note text:id="ftn3" text:note-class="footnote"><text:note-citation>3</text:note-citation><text:note-body><text:p text:style-name="Footnote"><text:span text:style-name="T1"><text:s/>The current web address is </text:span><text:a xlink:type="simple" xlink:href="http://lacito.vjf.cnrs.fr/pangloss/corpus/list_rsc.php?lg=Na" text:style-name="Internet_20_link" text:visited-style-name="Visited_20_Internet_20_Link"><text:span text:style-name="Internet_20_link"><text:span text:style-name="T1">http://lacito.vjf.cnrs.fr/pangloss/corpus/list_rsc.php?lg=Na</text:span></text:span></text:a></text:p></text:note-body></text:note></text:span></text:p>
        </text:list-item>
        <text:list-item>
          <text:p text:style-name="P26"><text:soft-page-break/><text:span text:style-name="T1">A book-length study of Na morphotonology </text:span><field:fieldmark-start text:name="Bookmark13" field:type="vnd.oasis.opendocument.field.UNHANDLED"><field:param field:name="vnd.oasis.opendocument.field.code" field:value="ADDIN ZOTERO_ITEM CSL_CITATION {&quot;citationID&quot;:&quot;9nr65qmx&quot;,&quot;properties&quot;:{&quot;formattedCitation&quot;:&quot;(Michaud 2017)&quot;,&quot;plainCitation&quot;:&quot;(Michaud 2017)&quot;,&quot;noteIndex&quot;:0},&quot;citationItems&quot;:[{&quot;id&quot;:1887,&quot;uris&quot;:[&quot;http://zotero.org/groups/395957/items/HGHN5WRK&quot;],&quot;uri&quot;:[&quot;http://zotero.org/groups/395957/items/HGHN5WRK&quot;],&quot;itemData&quot;:{&quot;id&quot;:1887,&quot;type&quot;:&quot;book&quot;,&quot;title&quot;:&quot;Tone in Yongning Na: lexical tones and morphotonology&quot;,&quot;collection-title&quot;:&quot;Studies in Diversity Linguistics&quot;,&quot;collection-number&quot;:&quot;13&quot;,&quot;publisher&quot;:&quot;Language Science Press&quot;,&quot;publisher-place&quot;:&quot;Berlin&quot;,&quot;number-of-pages&quot;:&quot;612&quot;,&quot;event-place&quot;:&quot;Berlin&quot;,&quot;URL&quot;:&quot;http://langsci-press.org/catalog/book/109&quot;,&quot;ISBN&quot;:&quot;978-3-946234-86-9&quot;,&quot;note&quot;:&quot;10.5281/zenodo.439004&quot;,&quot;author&quot;:[{&quot;family&quot;:&quot;Michaud&quot;,&quot;given&quot;:&quot;Alexis&quot;}],&quot;issued&quot;:{&quot;date-parts&quot;:[[&quot;2017&quot;]]}}}],&quot;schema&quot;:&quot;https://github.com/citation-style-language/schema/raw/master/csl-citation.json&quot;}"/></field:fieldmark-start><text:span text:style-name="T1">(Michaud 2017)</text:span><field:fieldmark-end/><text:span text:style-name="T1"> is available online.</text:span><text:span text:style-name="T1"><text:note text:id="ftn4" text:note-class="footnote"><text:note-citation>4</text:note-citation><text:note-body><text:p text:style-name="Footnote"><text:span text:style-name="T1"><text:s/></text:span><text:a xlink:type="simple" xlink:href="http://langsci-press.org/catalog/book/109" text:style-name="Internet_20_link" text:visited-style-name="Visited_20_Internet_20_Link"><text:span text:style-name="Internet_20_link"><text:span text:style-name="T1">http://langsci-press.org/catalog/book/109</text:span></text:span></text:a><text:span text:style-name="T1"> </text:span></text:p></text:note-body></text:note></text:span><text:span text:style-name="T1"> It also contains detailed information on the phonemic analysis.</text:span></text:p>
        </text:list-item>
      </text:list>
      <text:p text:style-name="P30"/>
      <text:p text:style-name="P5"><text:s/></text:p>
      <text:p text:style-name="P5"/>
      <text:list xml:id="list1233179913" text:style-name="WWNum7">
        <text:list-item>
          <text:p text:style-name="P27">a phonetic transcription of tone as it surfaces on the item pronounced in isolation: a surface-phonological transcription of tone, in addition to the indication of the underlying tone category</text:p>
        </text:list-item>
        <text:list-item>
          <text:p text:style-name="P27">a romanized representation: a proposed spelling, devised by Roselle Dobbs and her collaborators (see more below)</text:p>
        </text:list-item>
        <text:list-item>
          <text:p text:style-name="P27">more cross-references between entries, pointing to synonyms, for instance.</text:p>
        </text:list-item>
      </text:list>
      <text:p text:style-name="P5"/>
      <text:list xml:id="list202055969177787" text:continue-list="list3964895342" text:style-name="WWNum2">
        <text:list-item>
          <text:p text:style-name="P28">ad</text:p>
        </text:list-item>
      </text:list>
      <text:p text:style-name="P4"><text:span text:style-name="T1">I would gratefully receive any comments or notifications of errors that the reader may wish to bring to my attention: please send e-mail to </text:span><text:a xlink:type="simple" xlink:href="mailto:alexis.michaud@cnrs.fr" text:style-name="Internet_20_link" text:visited-style-name="Visited_20_Internet_20_Link"><text:span text:style-name="Internet_20_link"><text:span text:style-name="T1">alexis.michaud@cnrs.fr</text:span></text:span></text:a><text:span text:style-name="T1"> or create ‘Issues’ in the dictionary’s GitHub repository.</text:span><text:span text:style-name="T1"><text:note text:id="ftn5" text:note-class="footnote"><text:note-citation>5</text:note-citation><text:note-body><text:p text:style-name="Footnote"><text:span text:style-name="T1"><text:s/></text:span><text:a xlink:type="simple" xlink:href="https://github.com/alexis-michaud/na/issues/new" text:style-name="Internet_20_link" text:visited-style-name="Visited_20_Internet_20_Link"><text:span text:style-name="Internet_20_link"><text:span text:style-name="T1">https://github.com/alexis-michaud/na/issues/new</text:span></text:span></text:a><text:span text:style-name="T1"> </text:span></text:p></text:note-body></text:note></text:span><text:span text:style-name="T1"> Collaborations are especially welcome for the following improvements :</text:span></text:p>
      <text:list xml:id="list202054459626489" text:continue-numbering="true" text:style-name="WWNum2">
        <text:list-item>
          <text:p text:style-name="P26"><text:span text:style-name="T2">the vocabulary of religion</text:span><text:span text:style-name="T1">: the field of religion remains mostly unexplored; the main consultant and I both lack the command of Txbxtxn that would be essential for this part of the investigation, and involvement of consultants from the Yongning monastery did not prove feasible in view of current restrictions on contacts with foreigners</text:span></text:p>
        </text:list-item>
        <text:list-item>
          <text:p text:style-name="P26"><text:span text:style-name="T2">plants and animals</text:span><text:span text:style-name="T1">: as a dweller of the plain, the main consultant does not have extensive knowledge of wild plants and animals; the number of entries recorded so far remains small, and some definitions are currently limited to general indications such as ‘a type of pine’. To arrive at exact identification, and at more extensive lexicographic coverage, </text:span><text:soft-page-break/><text:span text:style-name="T1">would require collaboration with other consultants, and with botanists.</text:span></text:p>
        </text:list-item>
      </text:list>
      <text:p text:style-name="P19"><text:span text:style-name="T1">It is also tempting to include in the linguistic description (either the dictionary or the grammar) expressive noises, such as clicks and the ingressive sound </text:span><text:span text:style-name="T11">ɬː</text:span><text:span text:style-name="T1">. The meaning of this expressive noise in Na can be characterized in the same way as that of words in the dictionary: the full definition would be that </text:span><text:span text:style-name="T2">it expresses enjoyment of food or drink (‘Yummy!’), and is also used to express admiration of a beautiful object, scene, or prospect</text:span><text:span text:style-name="T1">. A reason for not listing it simply under </text:span><text:span text:style-name="T11">ɬ</text:span><text:span text:style-name="T1"> is that, unlike interjections, </text:span><text:span text:style-name="T11">ɬː</text:span><text:span text:style-name="T1"> is not pronounced on expiratory airflow, but on ingressive airflow. The air flows through the sides of the mouth, which is where saliva flows when one’s mouth waters. Increasing precision in the annotation in audio files, aiming at complete (exhaustive) transcription of all relevant events in the speech signal, has potential to enrich the linguistic description of such events.</text:span></text:p>
      <text:list xml:id="list202055545097388" text:continue-list="list202054952341692" text:style-name="WWNum4">
        <text:list-item>
          <text:list>
            <text:list-item>
              <text:h text:style-name="P25" text:outline-level="3"/>
            </text:list-item>
          </text:list>
        </text:list-item>
      </text:list>
      <text:p text:style-name="P20"/>
      <text:p text:style-name="P8"/>
      <text:p text:style-name="P7"/>
      <text:p text:style-name="P7"/>
      <text:p text:style-name="P7"/>
      <text:p text:style-name="P9"/>
      <text:p text:style-name="P20"/>
      <text:h text:style-name="P22" text:outline-level="1"/>
      <text:p text:style-name="P5"/>
      <text:p text:style-name="P5"/>
      <text:p text:style-name="P11"/>
      <text:p text:style-name="P10"/>
      <text:h text:style-name="P14" text:outline-level="1"><text:bookmark-start text:name="_Toc511572675"/>References<text:bookmark-end text:name="_Toc511572675"/></text:h>
      <text:p text:style-name="P10"><text:tab/></text:p>
      <text:p text:style-name="P10"/>
      <text:p text:style-name="P2"><field:fieldmark-start text:name="Bookmark25" field:type="vnd.oasis.opendocument.field.UNHANDLED"><field:param field:name="vnd.oasis.opendocument.field.code" field:value="ADDIN ZOTERO_BIBL {&quot;uncited&quot;:[],&quot;omitted&quot;:[],&quot;custom&quot;:[]} CSL_BIBLIOGRAPHY"/></field:fieldmark-start><text:span text:style-name="T14">Ā</text:span><text:span text:style-name="T1">, Hu</text:span><text:span text:style-name="T9">ì</text:span><text:span text:style-name="T1"> 阿慧. 2016. 永宁摩梭话“le+V+se”结构的声调实验分析——阿拉瓦和舍垮的对比 [An experimental analysis of the tones of “le+V+se” in the Yongning Mosuo language: a comparison between Alawa and Shekua dialects]. 昆明: 云南大学文学院 Yunnan University 中国少数民族语言文学专业硕士研究生学位论文 M.A. thesis.</text:span></text:p>
      <text:p text:style-name="P2"><text:span text:style-name="T1">Adams, Oliver, Trevor Cohn, Graham Neubig, Hilaria Cruz, Steven Bird &amp; Alexis Michaud. 2018. Evaluating phonemic transcription of low-resource tonal languages for language documentation. </text:span><text:span text:style-name="T3">Proceedings of LREC 2018 (Language Resources and Evaluation Conference)</text:span><text:span text:style-name="T1">. Miyazaki. https://halshs.archives-ouvertes.fr/halshs-01709648.</text:span></text:p>
      <text:p text:style-name="P2"><text:span text:style-name="T1">Adams, Oliver, Trevor Cohn, Graham Neubig &amp; Alexis Michaud. 2017. Phonemic transcription of low-resource tonal languages. </text:span><text:span text:style-name="T3">Proceedings of ALTA 2017 (Australasian Language Technology Association Workshop)</text:span><text:span text:style-name="T1">, 53–60. Brisbane. https://halshs.archives-ouvertes.fr/halshs-01656683.</text:span></text:p>
      <text:p text:style-name="P2"><text:span text:style-name="T1">Boas, Franz. 1902. </text:span><text:span text:style-name="T3">Tsimshian texts</text:span><text:span text:style-name="T1">. (Bulletin of the Smithsonian Institution. Bureau of American Ethnology 27). Washington: Government Printing Office.</text:span></text:p>
      <text:p text:style-name="P2"><text:span text:style-name="T1">Boas, Franz &amp; James R. Swanton. 1911. Siouan (Dakota). </text:span><text:span text:style-name="T3">Handbook of American Indian Languages I</text:span><text:span text:style-name="T1">, 875–965. Washington: Government Printing Office, Bureau of American Ethnology, Bulletin 40.</text:span></text:p>
      <text:p text:style-name="P2"><text:span text:style-name="T1">Bonnet, Rémy, Céline Buret, Alexandre François, Benjamin Galliot, Séverine Guillaume, Guillaume Jacques, Aimée Lahaussois, Boyd Michailovsky &amp; Alexis Michaud. 2017. Vers des ressources électroniques interconnectées: Lexica, les dictionnaires de la collection Pangloss. </text:span><text:span text:style-name="T3">9èmes Journées Internationales de la Linguistique de corpus</text:span><text:span text:style-name="T1">, 48–51. Grenoble.</text:span></text:p>
      <text:p text:style-name="P2"><text:span text:style-name="T1">Comrie, Bernard, Martin Haspelmath &amp; Balthasar Bickel. Leipzig Glossing Rules. </text:span><text:soft-page-break/><text:span text:style-name="T1">http://www.eva.mpg.de/lingua/resources/glossing-rules.php (12 July, 2011).</text:span></text:p>
      <text:p text:style-name="P15">Daudey, Henriëtte. 2014. A grammar of Wadu Pumi. Victoria: LaTrobe University Ph.D.</text:p>
      <text:p text:style-name="P2"><text:span text:style-name="T1">Dixon, Robert M. 2007. Field linguistics: a minor manual. </text:span><text:span text:style-name="T3">Sprachtypologie und Universalienforschung</text:span><text:span text:style-name="T1"> 60(1). 12–31.</text:span></text:p>
      <text:p text:style-name="P2"><text:span text:style-name="T1">Dobbs, Roselle &amp; Mingqing La. 2016. The two-level tonal system of Lataddi Narua. </text:span><text:span text:style-name="T3">Linguistics of the Tibeto-Burman Area</text:span><text:span text:style-name="T1"> 39(1). 67–104.</text:span></text:p>
      <text:p text:style-name="P2"><text:span text:style-name="T1">Fellbaum, Christiane. 2005. WordNet and wordnets. In Keith Brown (ed.), </text:span><text:span text:style-name="T3">Encyclopedia of Language and Linguistics</text:span><text:span text:style-name="T1">, 665–670. 2nd edition. Oxford: Elsevier.</text:span></text:p>
      <text:p text:style-name="P2"><text:span text:style-name="T1">Foley, William A. 1999. Review of Gerrit van Enk &amp; Lourens de Vries, The Korowai of Irian Jaya. (Oxford studies in anthropological linguistics, 9). New York: Oxford University Press, 1997. Pp. xiv, 321. </text:span><text:span text:style-name="T3">Language in Society</text:span><text:span text:style-name="T1"> 28(3). 470–472.</text:span></text:p>
      <text:p text:style-name="P2"><text:span text:style-name="T1">François, Alexandre. 2008. Semantic maps and the typology of colexification. In Martine Vanhove (ed.), </text:span><text:span text:style-name="T3">From polysemy to semantic change: Towards a typology of lexical semantic associations</text:span><text:span text:style-name="T1">, 163–215. (Studies in Language Companion Series 106). Amsterdam: John Benjamins.</text:span></text:p>
      <text:p text:style-name="P2"><text:span text:style-name="T1">Francopoulo, Gil (ed.). 2013. </text:span><text:span text:style-name="T3">LMF: Lexical Markup Framework</text:span><text:span text:style-name="T1">. Wiley Online Library.</text:span></text:p>
      <text:p text:style-name="P2"><text:span text:style-name="T1">Fù, Màojì 傅懋勣. 1980. Y</text:span><text:span text:style-name="T14">ǒ</text:span><text:span text:style-name="T1">ngn</text:span><text:span text:style-name="T8">í</text:span><text:span text:style-name="T1">ng N</text:span><text:span text:style-name="T8">à</text:span><text:span text:style-name="T1">x</text:span><text:span text:style-name="T14">ī</text:span><text:span text:style-name="T1">z</text:span><text:span text:style-name="T8">ú</text:span><text:span text:style-name="T1"> de m</text:span><text:span text:style-name="T14">ǔ</text:span><text:span text:style-name="T1">x</text:span><text:span text:style-name="T8">ì</text:span><text:span text:style-name="T1"> ji</text:span><text:span text:style-name="T14">ā</text:span><text:span text:style-name="T1">t</text:span><text:span text:style-name="T8">í</text:span><text:span text:style-name="T1">ng h</text:span><text:span text:style-name="T8">é</text:span><text:span text:style-name="T1"> q</text:span><text:span text:style-name="T14">ī</text:span><text:span text:style-name="T1">nsh</text:span><text:span text:style-name="T14">ǔ</text:span><text:span text:style-name="T1"> ch</text:span><text:span text:style-name="T14">ē</text:span><text:span text:style-name="T1">ngw</text:span><text:span text:style-name="T8">è</text:span><text:span text:style-name="T1">i 永宁纳西族的母系家庭和亲属称谓 (The matriarchal family structure and kinship terms of Yongning Naxi people). </text:span><text:span text:style-name="T3">Ethno-National Studies </text:span><text:span text:style-name="T10">民族研究</text:span><text:span text:style-name="T1"> 3.</text:span></text:p>
      <text:p text:style-name="P2"><text:span text:style-name="T1">Gast, Volker, Ekkehard König &amp; Claire Moyse-Faurie. 2014. Comparative lexicology and the typology of event descriptions: A programmatic study. In Doris Gerland, Christian Horn, Anja Latrouite &amp; Albert Ortmann (eds.), </text:span><text:span text:style-name="T3">Meaning and grammar of nouns and verbs</text:span><text:span text:style-name="T1">, 145–183. (Studies in Language and Cognition 1). Düsseldorf University Press.</text:span></text:p>
      <text:p text:style-name="P2"><text:span text:style-name="T1">Juvonen, Päivi &amp; Maria Koptjevskaja-Tamm. 2016. </text:span><text:span text:style-name="T3">The lexical typology of semantic shifts</text:span><text:span text:style-name="T1">. (Cognitive Linguistics Research 58). Berlin &amp; Boston: Walter de Gruyter.</text:span></text:p>
      <text:p text:style-name="P2"><text:span text:style-name="T1">Koptjevskaja-Tamm, Maria, Ekaterina Rakhilina &amp; Martine Vanhove. 2015. The semantics of lexical typology. In Nick Riemer (ed.), </text:span><text:soft-page-break/><text:span text:style-name="T3">The Routledge Handbook of Semantics</text:span><text:span text:style-name="T1">, 434–454. London: Routledge.</text:span></text:p>
      <text:p text:style-name="P2"><text:span text:style-name="T1">Lewis, M. Paul, Gary F. Simons &amp; Charles D. Fennig (eds.). 2016. </text:span><text:span text:style-name="T3">Languages of China: an Ethnologue country report</text:span><text:span text:style-name="T1">. ( 19th edition). Dallas: SIL International. http://www.ethnologue.com/.</text:span></text:p>
      <text:p text:style-name="P2"><text:span text:style-name="T1">L</text:span><text:span text:style-name="T14">ǐ</text:span><text:span text:style-name="T1">, Z</text:span><text:span text:style-name="T14">ǐ</text:span><text:span text:style-name="T1">h</text:span><text:span text:style-name="T8">è</text:span><text:span text:style-name="T1"> 李子鹤. 2015. Nàx</text:span><text:span text:style-name="T14">ī</text:span><text:span text:style-name="T1"> y</text:span><text:span text:style-name="T14">ǔ</text:span><text:span text:style-name="T1">y</text:span><text:span text:style-name="T8">á</text:span><text:span text:style-name="T1">n y</text:span><text:span text:style-name="T8">á</text:span><text:span text:style-name="T1">nji</text:span><text:span text:style-name="T14">ū</text:span><text:span text:style-name="T1"> hu</text:span><text:span text:style-name="T8">í</text:span><text:span text:style-name="T1">g</text:span><text:span text:style-name="T8">ù</text:span><text:span text:style-name="T1"> - Ji</text:span><text:span text:style-name="T14">ā</text:span><text:span text:style-name="T1">nl</text:span><text:span text:style-name="T8">ù</text:span><text:span text:style-name="T1">n y</text:span><text:span text:style-name="T14">ǔ</text:span><text:span text:style-name="T1">y</text:span><text:span text:style-name="T8">á</text:span><text:span text:style-name="T1">n z</text:span><text:span text:style-name="T8">à</text:span><text:span text:style-name="T1">i w</text:span><text:span text:style-name="T8">é</text:span><text:span text:style-name="T1">nhu</text:span><text:span text:style-name="T8">à</text:span><text:span text:style-name="T1"> y</text:span><text:span text:style-name="T8">á</text:span><text:span text:style-name="T1">nji</text:span><text:span text:style-name="T14">ū</text:span><text:span text:style-name="T1"> zh</text:span><text:span text:style-name="T14">ō</text:span><text:span text:style-name="T1">ng de j</text:span><text:span text:style-name="T14">ī</text:span><text:span text:style-name="T1">ch</text:span><text:span text:style-name="T14">ǔ</text:span><text:span text:style-name="T1"> d</text:span><text:span text:style-name="T8">ì</text:span><text:span text:style-name="T1">w</text:span><text:span text:style-name="T8">è</text:span><text:span text:style-name="T1">i 纳西语言研究回顾——兼论语言在文化研究中的基础地位 (A review of Naxi language studies, with a discussion of the fundamental role of cultural studies for linguistic research). </text:span><text:span text:style-name="T3">Chama Gudao Yanjiu Jikan </text:span><text:span text:style-name="T10">茶马古道研究集刊</text:span><text:span text:style-name="T1"> 4. 125–131.</text:span></text:p>
      <text:p text:style-name="P15">Lidz, Liberty. 2010. A descriptive grammar of Yongning Na (Mosuo). Austin: University of Texas, Department of linguistics Ph.D. https://repositories.lib.utexas.edu/bitstream/handle/2152/ETD-UT-2010-12-2643/LIDZ-DISSERTATION.pdf.</text:p>
      <text:p text:style-name="P2"><text:span text:style-name="T1">Maxwell, Mike. 2012. Electronic grammars and reproducible research. In Sebastian Nordhoff (ed.), </text:span><text:span text:style-name="T3">Electronic Grammaticography</text:span><text:span text:style-name="T1">, 207–235. (LD&amp;C Special Publication 04). Honolulu: University of Hawaii Press.</text:span></text:p>
      <text:p text:style-name="P2"><text:span text:style-name="T1">Michailovsky, Boyd, Martine Mazaudon, Alexis Michaud, Séverine Guillaume, Alexandre François &amp; Evangelia Adamou. 2014. Documenting and researching endangered languages: the Pangloss Collection. </text:span><text:span text:style-name="T3">Language Documentation and Conservation</text:span><text:span text:style-name="T1"> 8. 119–135.</text:span></text:p>
      <text:p text:style-name="P2"><text:span text:style-name="T1">Michaud, Alexis. 2013. The tone patterns of numeral-plus-classifier phrases in Yongning Na: a synchronic description and analysis. In Nathan Hill &amp; Tom Owen-Smith (eds.), </text:span><text:span text:style-name="T3">Transhimalayan Linguistics. Historical and Descriptive Linguistics of the Himalayan Area</text:span><text:span text:style-name="T1">, 275–311. (Trends in Linguistics. Studies and Monographs [TiLSM] 266). Berlin: De Gruyter Mouton.</text:span></text:p>
      <text:p text:style-name="P2"><text:span text:style-name="T1">Michaud, Alexis. 2017. </text:span><text:span text:style-name="T3">Tone in Yongning Na: lexical tones and morphotonology</text:span><text:span text:style-name="T1">. (Studies in Diversity Linguistics 13). Berlin: Language Science Press. http://langsci-press.org/catalog/book/109.</text:span></text:p>
      <text:p text:style-name="P2"><text:span text:style-name="T1">Michaud, Alexis, Séverine Guillaume, Guillaume Jacques, </text:span><text:span text:style-name="T14">Đă</text:span><text:span text:style-name="T1">ng-Khoa M</text:span><text:span text:style-name="T14">ạ</text:span><text:span text:style-name="T1">c, Michel Jacobson, Thu Hà Ph</text:span><text:span text:style-name="T14">ạ</text:span><text:span text:style-name="T1">m &amp; Matthew Deo. 2016. Contribuer au progrès solidaire des recherches et de la documentation</text:span><text:span text:style-name="T18"> </text:span><text:span text:style-name="T1">: la Collection Pangloss et la Collection AuCo. </text:span><text:soft-page-break/><text:span text:style-name="T3">Actes de la conférence conjointe JEP-TALN-RECITAL 2016, volume 1</text:span><text:span text:style-name="T19"> </text:span><text:span text:style-name="T3">: Journ</text:span><text:span text:style-name="T5">é</text:span><text:span text:style-name="T3">es d</text:span><text:span text:style-name="T5">’</text:span><text:span text:style-name="T3">Etude de la Parole</text:span><text:span text:style-name="T1">, vol. 1, 155–163. Paris: Association Francophone de la Communication Parlée.</text:span></text:p>
      <text:p text:style-name="P2"><text:span text:style-name="T1">Michaud, Alexis, He Limin &amp; Zhong Yaoping. 2017. Nàx</text:span><text:span text:style-name="T14">ī</text:span><text:span text:style-name="T1"> 納西 language / Naish languages. In Rint Sybesma, Wolfgang Behr, Zev Handel &amp; C.T. James Huang (eds.), </text:span><text:span text:style-name="T3">Encyclopedia of Chinese Language and Linguistics</text:span><text:span text:style-name="T1">, vol. 3, 144–157. Leiden: Brill.</text:span></text:p>
      <text:p text:style-name="P15">Musgrave, Simon &amp; Nicholas Thieberger. 2014. Rethinking grammatical description: from Heath to hypertext. Lecture. Research Unit for Indigenous Language, University of Melbourne. https://indiglang.arts.unimelb.edu.au/events/rethinking-grammatical-description-from-heath-to-hypertext/.</text:p>
      <text:p text:style-name="P2"><text:span text:style-name="T1">Nordhoff, Sebastian. 2008. Electronic reference grammars for typology: challenges and solutions. </text:span><text:span text:style-name="T3">Language Documentation and Conservation</text:span><text:span text:style-name="T1"> 2(2). 296–324.</text:span></text:p>
      <text:p text:style-name="P2"><text:span text:style-name="T1">Nordhoff, Sebastian. 2012. Linked data for linguistic diversity research: Glottolog/langdoc and asjp online. In Christian Chiarcos, Sebastian Nordhoff &amp; Sebastian Hellmann (eds.), </text:span><text:span text:style-name="T3">Linked Data in linguistics: representing and connecting language data and language metadata</text:span><text:span text:style-name="T1">, 191–200. Berlin: Springer.</text:span></text:p>
      <text:p text:style-name="P2"><text:span text:style-name="T1">Romary, Laurent. 2013. TEI and LMF crosswalks. </text:span><text:span text:style-name="T3">arXiv preprint arXiv:1301.2444</text:span><text:span text:style-name="T1">.</text:span></text:p>
      <text:p text:style-name="P2"><text:span text:style-name="T1">Schapper, Antoinette, Lila San Roque &amp; Rachel Hendery. 2016. Tree, firewood and fire in the languages of Sahul. In Päivi Juvonen &amp; Maria Koptjevskaja-Tamm (eds.), </text:span><text:span text:style-name="T3">The lexical typology of semantic shifts</text:span><text:span text:style-name="T1">, vol. 58, 355–422.</text:span></text:p>
      <text:p text:style-name="P2"><text:span text:style-name="T1">Zhíb</text:span><text:span text:style-name="T14">ā</text:span><text:span text:style-name="T1">, </text:span><text:span text:style-name="T14">Ě</text:span><text:span text:style-name="T1">rch</text:span><text:span text:style-name="T16">ē</text:span><text:span text:style-name="T1"> 直巴</text:span><text:span text:style-name="T14">·</text:span><text:span text:style-name="T1">尔车 &amp; Ruìju</text:span><text:span text:style-name="T14">ā</text:span><text:span text:style-name="T1">n X</text:span><text:span text:style-name="T14">ǔ </text:span><text:span text:style-name="T1">许瑞娟. 2013. </text:span><text:span text:style-name="T3">Mósu</text:span><text:span text:style-name="T17">ō</text:span><text:span text:style-name="T3">y</text:span><text:span text:style-name="T17">ǔ</text:span><text:span text:style-name="T3"> ch</text:span><text:span text:style-name="T4">á</text:span><text:span text:style-name="T3">ngy</text:span><text:span text:style-name="T4">ò</text:span><text:span text:style-name="T3">ng c</text:span><text:span text:style-name="T4">í</text:span><text:span text:style-name="T3">j</text:span><text:span text:style-name="T4">ù</text:span><text:span text:style-name="T3"> hu</text:span><text:span text:style-name="T4">ì</text:span><text:span text:style-name="T3">cu</text:span><text:span text:style-name="T4">ì</text:span><text:span text:style-name="T3"> </text:span><text:span text:style-name="T10">摩梭语常用词句荟萃</text:span><text:span text:style-name="T3"> (An anthology of everyday words and expressions in the Mosuo language)</text:span><text:span text:style-name="T1">. Kunming 昆明: 云南人民出版社.</text:span><field:fieldmark-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obe Garamond Pro" svg:font-family="'Adobe Garamond Pro'" style:font-family-generic="roman"/>
    <style:font-face style:name="Adobe Garamond Pro1" svg:font-family="'Adobe Garamond Pro'" style:font-family-generic="system" style:font-pitch="variable"/>
    <style:font-face style:name="Baskerville Old Face" svg:font-family="'Baskerville Old Face'" style:font-family-generic="roman" style:font-pitch="variable"/>
    <style:font-face style:name="Baskerville Old Face1" svg:font-family="'Baskerville Old Fac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haris SIL" svg:font-family="'Charis SIL'" style:font-family-generic="roman" style:font-pitch="variable"/>
    <style:font-face style:name="Charis SIL1" svg:font-family="'Charis SI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Garamond" svg:font-family="Garamond"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宋体"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宋体"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宋体" style:font-family-asian="宋体"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Tahoma" style:font-family-complex="Tahoma" style:font-family-generic-complex="system" style:font-pitch-complex="variable" style:font-style-complex="italic"/>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ibliography" style:family="paragraph" style:parent-style-name="Standard" style:next-style-name="Standard">
      <style:paragraph-properties fo:margin-left="1.27cm" fo:margin-right="0cm" fo:margin-top="0cm" fo:margin-bottom="0cm" style:contextual-spacing="false" fo:line-height="100%" fo:text-indent="-1.27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note" style:family="paragraph" style:parent-style-name="Standard" loext:linked-style-name="Note_20_de_20_bas_20_de_20_page_20_Car" style:class="extra">
      <style:paragraph-properties fo:margin-top="0cm" fo:margin-bottom="0cm" style:contextual-spacing="false" fo:line-height="100%"/>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itre_20_2_20_Car" style:display-name="Titre 2 Car" style:family="text" style:parent-style-name="Default_20_Paragraph_20_Font">
      <style:text-properties fo:color="#2e74b5"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Tahoma" style:font-family-complex="Tahoma" style:font-family-generic-complex="system" style:font-pitch-complex="variable" style:font-size-complex="13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Titre_20_3_20_Car" style:display-name="Titre 3 Car" style:family="text" style:parent-style-name="Default_20_Paragraph_20_Font">
      <style:text-properties fo:color="#1f4d78" loext:opacity="100%" style:font-name="Calibri Light" fo:font-family="'Calibri Light'" style:font-family-generic="roman" style:font-pitch="variable" fo:font-size="12pt" style:font-name-asian="宋体" style:font-family-asian="宋体" style:font-family-generic-asian="system" style:font-pitch-asian="variable" style:font-size-asian="12pt" style:font-name-complex="Tahoma" style:font-family-complex="Tahoma" style:font-family-generic-complex="system" style:font-pitch-complex="variable" style:font-size-complex="12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itre_20_4_20_Car" style:display-name="Titre 4 Car" style:family="text" style:parent-style-name="Default_20_Paragraph_20_Font">
      <style:text-properties fo:color="#2e74b5" loext:opacity="100%"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Tahoma" style:font-family-complex="Tahoma" style:font-family-generic-complex="system" style:font-pitch-complex="variable"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宋体" style:font-family-asian="宋体" style:font-family-generic-asian="system" style:font-pitch-asian="variable" style:font-name-complex="Tahoma" style:font-family-complex="Tahoma"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宋体" style:font-family-asian="宋体"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宋体" style:font-family-asian="宋体" style:font-family-generic-asian="system" style:font-pitch-asian="variable" style:font-name-complex="Tahoma" style:font-family-complex="Tahoma"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dobe Garamond Pro'"/>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Adobe Garamond Pr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1.90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3.175cm" fo:margin-left="6.985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3.81cm" fo:margin-left="8.25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3.81cm" fo:margin-left="8.89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4.44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1.90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3.175cm" fo:margin-left="6.985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3.81cm" fo:margin-left="8.25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3.81cm" fo:margin-left="8.8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4.44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1.90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3.175cm" fo:margin-left="6.985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3.81cm" fo:margin-left="8.25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3.81cm" fo:margin-left="8.8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4.44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Adobe Garamond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1.90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3.175cm" fo:margin-left="6.985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3.81cm" fo:margin-left="8.25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3.81cm" fo:margin-left="8.8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4.44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18.503cm" fo:page-height="26cm" style:num-format="i" style:print-orientation="portrait" fo:margin-top="2.501cm" fo:margin-bottom="1.251cm" fo:margin-left="2.501cm" fo:margin-right="2.50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18.503cm" fo:page-height="26cm" style:num-format="i" style:print-orientation="portrait" fo:margin-top="2.501cm" fo:margin-bottom="2.501cm" fo:margin-left="2.501cm" fo:margin-right="2.50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xi</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is</meta:initial-creator>
    <meta:editing-cycles>24</meta:editing-cycles>
    <meta:print-date>2018-07-16T11:05:00</meta:print-date>
    <meta:creation-date>2018-04-12T18:43:00</meta:creation-date>
    <dc:date>2024-02-04T20:20:54.126404447</dc:date>
    <meta:editing-duration>P2DT8H46M26S</meta:editing-duration>
    <meta:generator>LibreOffice/7.3.7.2$Linux_X86_64 LibreOffice_project/30$Build-2</meta:generator>
    <meta:document-statistic meta:table-count="1" meta:image-count="0" meta:object-count="0" meta:page-count="11" meta:paragraph-count="86" meta:word-count="2383" meta:character-count="15471" meta:non-whitespace-character-count="13367"/>
    <meta:user-defined meta:name="AppVersion">15.0000</meta:user-defined>
    <meta:user-defined meta:name="Company">Microsoft</meta:user-defined>
    <meta:user-defined meta:name="ZOTERO_PREF_1">&lt;data data-version="3" zotero-version="5.0.44"&gt;&lt;session id="BQzR6DAM"/&gt;&lt;style id="http://www.zotero.org/styles/unified-style-linguistics" hasBibliography="1" bibliographyStyleHasBeenSet="1"/&gt;&lt;prefs&gt;&lt;pref name="fieldType" value="Field"/&gt;&lt;pref name="automat</meta:user-defined>
    <meta:user-defined meta:name="ZOTERO_PREF_2">icJournalAbbreviations" value="true"/&gt;&lt;/prefs&gt;&lt;/data&gt;</meta:user-defined>
    <meta:template xlink:type="simple" xlink:actuate="onRequest" xlink:title="Normal.dotm" xlink:href=""/>
  </office:meta>
</office:document-meta>
</file>